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5"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6"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rsid="0057392f" officeooo:paragraph-rsid="0057392f" style:font-name-asian="TimesNewRomanPS-BoldMT" style:font-size-asian="12pt" style:font-name-complex="TimesNewRomanPS-BoldMT" style:font-size-complex="12pt"/>
    </style:style>
    <style:style style:name="P7"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8"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9"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10" style:family="paragraph" style:parent-style-name="Standard">
      <style:paragraph-properties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1"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2"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officeooo:rsid="000b72d0" officeooo:paragraph-rsid="000b72d0"/>
    </style:style>
    <style:style style:name="P13"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4" style:family="paragraph" style:parent-style-name="Standard">
      <style:text-properties style:font-name="Liberation Serif1" officeooo:paragraph-rsid="0014a207"/>
    </style:style>
    <style:style style:name="P15" style:family="paragraph" style:parent-style-name="Standard">
      <style:paragraph-properties orphans="2" widows="2"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6"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7"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P18"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662c46" officeooo:paragraph-rsid="00662c46"/>
    </style:style>
    <style:style style:name="P19"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paragraph-rsid="00745e85"/>
    </style:style>
    <style:style style:name="P20"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7a4bda" officeooo:paragraph-rsid="007a4bda"/>
    </style:style>
    <style:style style:name="P21"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22"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23"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24"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fo:font-style="normal" officeooo:rsid="006c598d" officeooo:paragraph-rsid="006c598d" style:font-style-asian="normal" style:font-style-complex="normal"/>
    </style:style>
    <style:style style:name="P25"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26"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9a1e1"/>
    </style:style>
    <style:style style:name="P27" style:family="paragraph" style:parent-style-name="Bibliography_20_1">
      <loext:graphic-properties draw:fill="none"/>
      <style:paragraph-properties fo:margin-left="0.25in" fo:margin-right="0in" fo:margin-top="0in" fo:margin-bottom="0.0598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28"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letter-spacing="-0.0016in" style:text-underline-style="none" officeooo:rsid="000fb675" officeooo:paragraph-rsid="0032bb0a" fo:background-color="#ffffff"/>
    </style:style>
    <style:style style:name="P29"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3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fo:background-color="#fff200"/>
    </style:style>
    <style:style style:name="P3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fo:letter-spacing="normal" officeooo:paragraph-rsid="000ed96c"/>
    </style:style>
    <style:style style:name="P3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3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f8d"/>
    </style:style>
    <style:style style:name="P3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3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style:style>
    <style:style style:name="P3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fo:background-color="#ffffff"/>
    </style:style>
    <style:style style:name="P3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style:style>
    <style:style style:name="P3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3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60e19"/>
    </style:style>
    <style:style style:name="P4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3f356"/>
    </style:style>
    <style:style style:name="P4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95d15"/>
    </style:style>
    <style:style style:name="P4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7c5f6"/>
    </style:style>
    <style:style style:name="P4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style:style>
    <style:style style:name="P4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fo:background-color="#ffffff"/>
    </style:style>
    <style:style style:name="P4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35272b" fo:background-color="#ffffff"/>
    </style:style>
    <style:style style:name="P4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rsid="0032bb0a" officeooo:paragraph-rsid="0032bb0a" fo:background-color="#ffffff"/>
    </style:style>
    <style:style style:name="P4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18b82"/>
    </style:style>
    <style:style style:name="P48"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0ed96c"/>
    </style:style>
    <style:style style:name="P49"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160e19"/>
    </style:style>
    <style:style style:name="P50" style:family="paragraph" style:parent-style-name="Standard" style:master-page-name="">
      <loext:graphic-properties draw:fill="none"/>
      <style:paragraph-properties fo:margin-left="0.25in" fo:margin-right="0in" fo:margin-top="0.0402in" fo:margin-bottom="0in" loext:contextual-spacing="false" fo:text-indent="-0.25in" style:auto-text-indent="false" style:page-number="auto" fo:background-color="transparent"/>
      <style:text-properties style:font-name="Liberation Serif1" officeooo:paragraph-rsid="00195d15"/>
    </style:style>
    <style:style style:name="P51"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52"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53"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54"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style:font-name="Liberation Serif1" officeooo:paragraph-rsid="000ed96c"/>
    </style:style>
    <style:style style:name="P55"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56" style:family="paragraph" style:parent-style-name="Bibliography_20_1" style:master-page-name="">
      <loext:graphic-properties draw:fill="none"/>
      <style:paragraph-properties fo:margin-left="0.25in" fo:margin-right="0in" fo:margin-top="0.0598in" fo:margin-bottom="0in" loext:contextual-spacing="false" style:line-height-at-least="0.1665in" fo:text-indent="-0.25in" style:auto-text-indent="false" style:page-number="auto" fo:background-color="transparent" text:number-lines="false" text:line-number="0">
        <style:tab-stops/>
      </style:paragraph-properties>
      <style:text-properties officeooo:paragraph-rsid="005c0195"/>
    </style:style>
    <style:style style:name="P57" style:family="paragraph" style:parent-style-name="Standard">
      <loext:graphic-properties draw:fill="none"/>
      <style:paragraph-properties orphans="2" widows="2" fo:margin-left="1.3752in" fo:margin-right="0in" fo:text-align="justify"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8" style:family="paragraph" style:parent-style-name="Standard">
      <loext:graphic-properties draw:fill="none"/>
      <style:paragraph-properties orphans="2" widows="2" fo:margin-left="1.3752in" fo:margin-right="0in"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6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6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6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6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6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6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6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6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6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6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7e68" officeooo:paragraph-rsid="00427e68" style:font-style-asian="normal" style:font-weight-asian="normal" style:font-style-complex="normal" style:font-weight-complex="normal"/>
    </style:style>
    <style:style style:name="P7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7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style:font-style-asian="normal" style:font-weight-asian="normal" style:font-style-complex="normal" style:font-weight-complex="normal"/>
    </style:style>
    <style:style style:name="P7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3df877"/>
    </style:style>
    <style:style style:name="P7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7d987"/>
    </style:style>
    <style:style style:name="P74"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75"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officeooo:paragraph-rsid="00471cd6"/>
    </style:style>
    <style:style style:name="P76" style:family="paragraph" style:parent-style-name="Standard" style:master-page-name="">
      <loext:graphic-properties draw:fill="none"/>
      <style:paragraph-properties orphans="2" widows="2" fo:margin-left="1.3752in" fo:margin-right="0in" fo:margin-top="0in" fo:margin-bottom="0in" loext:contextual-spacing="false"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7"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8"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3a3e9e"/>
    </style:style>
    <style:style style:name="P79"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80"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81" style:family="paragraph" style:parent-style-name="Standard" style:master-page-name="">
      <loext:graphic-properties draw:fill="none"/>
      <style:paragraph-properties orphans="2" widows="2" fo:margin-left="1.3752in" fo:margin-right="0in"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82"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60f6b0" style:font-style-asian="normal" style:font-weight-asian="normal" style:font-style-complex="normal" style:font-weight-complex="normal"/>
    </style:style>
    <style:style style:name="P83"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6e8b86" style:font-style-asian="normal" style:font-weight-asian="normal" style:font-style-complex="normal" style:font-weight-complex="normal"/>
    </style:style>
    <style:style style:name="P84"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e8b86"/>
    </style:style>
    <style:style style:name="P8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8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8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8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8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9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9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9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9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9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9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9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9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9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9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00"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10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10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103"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10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10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0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10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108"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09"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1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0f6b0"/>
    </style:style>
    <style:style style:name="P111"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12"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13"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14" style:family="paragraph" style:parent-style-name="Standard">
      <loext:graphic-properties draw:fill="none"/>
      <style:paragraph-properties orphans="2" widows="2" fo:margin-left="1.3752in" fo:margin-right="0in" fo:margin-top="0.0402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15"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116"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117"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118"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119"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43af3" style:font-style-asian="normal" style:font-weight-asian="normal" style:font-style-complex="normal" style:font-weight-complex="normal"/>
    </style:style>
    <style:style style:name="P120"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121"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60f6b0"/>
    </style:style>
    <style:style style:name="P122"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3"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24"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25"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26"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7"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28"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9"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0"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31" style:family="paragraph" style:parent-style-name="Bibliography_20_1"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32" style:family="paragraph" style:parent-style-name="Standard"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33" style:family="paragraph" style:parent-style-name="Bibliography_20_1">
      <loext:graphic-properties draw:fill="none"/>
      <style:paragraph-properties fo:margin-left="0in" fo:margin-right="0in" fo:margin-top="0.0598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4"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5"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6"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7"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8"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39"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40"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141" style:family="paragraph" style:parent-style-name="Standard">
      <loext:graphic-properties draw:fill="none"/>
      <style:paragraph-properties orphans="2" widows="2" fo:margin-left="0in" fo:margin-right="0in" fo:margin-top="0.0402in" fo:margin-bottom="0in" loext:contextual-spacing="false" fo:text-align="start" style:justify-single-word="false" fo:text-indent="0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42" style:family="paragraph" style:parent-style-name="Standard">
      <style:paragraph-properties orphans="2" widows="2" fo:margin-top="0.0598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43"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3df877" officeooo:paragraph-rsid="003df877"/>
    </style:style>
    <style:style style:name="P144"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145"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443af3"/>
    </style:style>
    <style:style style:name="P146"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47"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48"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49"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0" style:family="paragraph" style:parent-style-name="Bibliography_20_1" style:master-page-name="">
      <loext:graphic-properties draw:fill="none"/>
      <style:paragraph-properties fo:margin-left="1.378in" fo:margin-right="0in" fo:margin-top="0.0402in" fo:margin-bottom="0in" loext:contextual-spacing="false" style:line-height-at-least="0.1665in" fo:text-indent="-1.378in" style:auto-text-indent="false" style:page-number="auto"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51"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52"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153" style:family="paragraph" style:parent-style-name="Standard">
      <loext:graphic-properties draw:fill="none"/>
      <style:paragraph-properties orphans="2" widows="2" fo:margin-left="1.378in" fo:margin-right="0in" fo:margin-top="0.0402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4"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5"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185a"/>
    </style:style>
    <style:style style:name="P156" style:family="paragraph" style:parent-style-name="Standard">
      <style:paragraph-properties orphans="2" widows="2" fo:margin-top="0.0402in" fo:margin-bottom="0in" loext:contextual-spacing="false"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57"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0b9a44" officeooo:paragraph-rsid="000b9a44"/>
    </style:style>
    <style:style style:name="P158"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9"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60"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P161" style:family="paragraph" style:parent-style-name="Standard" style:master-page-name="">
      <style:paragraph-properties orphans="2" widows="2" fo:margin-top="0.0402in" fo:margin-bottom="0in" loext:contextual-spacing="false" fo:text-align="start" style:justify-single-word="false" style:page-number="auto">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62" style:family="paragraph" style:parent-style-name="Standard">
      <style:paragraph-properties orphans="2" widows="2" fo:margin-top="0in" fo:margin-bottom="0.0591in" loext:contextual-spacing="false" fo:text-align="justify"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3"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64" style:family="paragraph" style:parent-style-name="Bibliography_20_1" style:master-page-name="">
      <loext:graphic-properties draw:fill="none"/>
      <style:paragraph-properties fo:margin-left="0in" fo:margin-right="0in" fo:margin-top="0.0402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65"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60f6b0"/>
    </style:style>
    <style:style style:name="P166" style:family="paragraph" style:parent-style-name="Standard" style:master-page-name="PM2">
      <style:paragraph-properties orphans="2" widows="2" fo:text-align="start" style:justify-single-word="false" style:page-number="auto">
        <style:tab-stops>
          <style:tab-stop style:position="3.9374in"/>
          <style:tab-stop style:position="4.8752in"/>
        </style:tab-stops>
      </style:paragraph-properties>
      <style:text-properties fo:color="#0000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P167"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T1" style:family="text">
      <style:text-properties officeooo:rsid="00147bb3"/>
    </style:style>
    <style:style style:name="T2" style:family="text">
      <style:text-properties fo:color="#000000" officeooo:rsid="002766ef" style:font-name-asian="TimesNewRomanPS-BoldMT" style:font-name-complex="TimesNewRomanPS-BoldMT"/>
    </style:style>
    <style:style style:name="T3" style:family="text">
      <style:text-properties fo:color="#000000" officeooo:rsid="002aa46b" style:font-name-asian="TimesNewRomanPS-BoldMT" style:font-name-complex="TimesNewRomanPS-BoldMT"/>
    </style:style>
    <style:style style:name="T4" style:family="text">
      <style:text-properties fo:color="#000000" fo:font-style="italic" style:font-name-asian="TimesNewRomanPS-BoldMT" style:font-style-asian="italic" style:font-name-complex="TimesNewRomanPS-BoldMT" style:font-style-complex="italic"/>
    </style:style>
    <style:style style:name="T5" style:family="text">
      <style:text-properties fo:color="#000000" fo:font-size="12pt" style:font-name-asian="TimesNewRomanPS-BoldMT" style:font-size-asian="12pt" style:font-name-complex="TimesNewRomanPS-BoldMT" style:font-size-complex="12pt"/>
    </style:style>
    <style:style style:name="T6" style:family="text">
      <style:text-properties fo:color="#0000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style:font-name="Liberation Serif1" fo:font-size="12pt" style:font-name-asian="TimesNewRomanPS-BoldMT" style:font-size-asian="12pt" style:font-name-complex="TimesNewRomanPS-BoldMT" style:font-size-complex="12pt"/>
    </style:style>
    <style:style style:name="T9" style:family="text">
      <style:text-properties fo:font-style="italic" style:font-style-asian="italic" style:font-style-complex="italic"/>
    </style:style>
    <style:style style:name="T10" style:family="text">
      <style:text-properties fo:font-style="italic" officeooo:rsid="001266e3" style:font-style-asian="italic" style:font-style-complex="italic"/>
    </style:style>
    <style:style style:name="T11" style:family="text">
      <style:text-properties fo:font-style="italic" officeooo:rsid="0013f356" style:font-style-asian="italic" style:font-style-complex="italic"/>
    </style:style>
    <style:style style:name="T12" style:family="text">
      <style:text-properties fo:font-style="italic" officeooo:rsid="0014a207" style:font-style-asian="italic" style:font-style-complex="italic"/>
    </style:style>
    <style:style style:name="T13" style:family="text">
      <style:text-properties fo:font-style="italic" officeooo:rsid="0017c5f6" style:font-style-asian="italic" style:font-style-complex="italic"/>
    </style:style>
    <style:style style:name="T14" style:family="text">
      <style:text-properties fo:font-style="italic" officeooo:rsid="00195d15" style:font-style-asian="italic" style:font-style-complex="italic"/>
    </style:style>
    <style:style style:name="T15" style:family="text">
      <style:text-properties fo:font-style="italic" officeooo:rsid="002766ef" style:font-style-asian="italic" style:font-style-complex="italic"/>
    </style:style>
    <style:style style:name="T16" style:family="text">
      <style:text-properties fo:font-style="italic" officeooo:rsid="00294558" style:font-style-asian="italic" style:font-style-complex="italic"/>
    </style:style>
    <style:style style:name="T17" style:family="text">
      <style:text-properties fo:font-style="italic" officeooo:rsid="0030869b" style:font-style-asian="italic" style:font-style-complex="italic"/>
    </style:style>
    <style:style style:name="T18" style:family="text">
      <style:text-properties fo:font-style="italic" officeooo:rsid="0034a4de" style:font-style-asian="italic" style:font-style-complex="italic"/>
    </style:style>
    <style:style style:name="T19" style:family="text">
      <style:text-properties fo:font-style="italic" officeooo:rsid="0032bb0a" style:font-style-asian="italic" style:font-style-complex="italic"/>
    </style:style>
    <style:style style:name="T20" style:family="text">
      <style:text-properties fo:font-style="italic" officeooo:rsid="005f804f" style:font-style-asian="italic" style:font-style-complex="italic"/>
    </style:style>
    <style:style style:name="T21" style:family="text">
      <style:text-properties fo:font-style="italic" officeooo:rsid="001266e3" style:font-style-asian="italic"/>
    </style:style>
    <style:style style:name="T22" style:family="text">
      <style:text-properties fo:font-style="italic" officeooo:rsid="0013f356" style:font-style-asian="italic"/>
    </style:style>
    <style:style style:name="T23" style:family="text">
      <style:text-properties fo:font-style="italic" officeooo:rsid="0014a207" style:font-style-asian="italic"/>
    </style:style>
    <style:style style:name="T24" style:family="text">
      <style:text-properties fo:font-style="italic" officeooo:rsid="0017c5f6" style:font-style-asian="italic"/>
    </style:style>
    <style:style style:name="T25" style:family="text">
      <style:text-properties fo:font-style="italic" fo:background-color="#ffffff" loext:char-shading-value="0"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0ed96c" style:font-style-asian="italic" style:font-weight-asian="normal" style:font-style-complex="italic" style:font-weight-complex="normal"/>
    </style:style>
    <style:style style:name="T28" style:family="text">
      <style:text-properties fo:font-style="italic" fo:font-weight="normal" officeooo:rsid="005c0195" style:font-style-asian="italic" style:font-weight-asian="normal" style:font-style-complex="italic" style:font-weight-complex="normal"/>
    </style:style>
    <style:style style:name="T29" style:family="text">
      <style:text-properties fo:font-style="italic" fo:font-weight="normal" officeooo:rsid="0064bacc" style:font-style-asian="italic" style:font-weight-asian="normal" style:font-style-complex="italic" style:font-weight-complex="normal"/>
    </style:style>
    <style:style style:name="T30" style:family="text">
      <style:text-properties fo:font-style="italic" fo:font-weight="normal" officeooo:rsid="0032bb0a"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1266e3" style:font-style-asian="normal" style:font-style-complex="normal"/>
    </style:style>
    <style:style style:name="T33" style:family="text">
      <style:text-properties fo:font-style="normal" officeooo:rsid="0013f356" style:font-style-asian="normal" style:font-style-complex="normal"/>
    </style:style>
    <style:style style:name="T34" style:family="text">
      <style:text-properties fo:font-style="normal" officeooo:rsid="0014a207" style:font-style-asian="normal" style:font-style-complex="normal"/>
    </style:style>
    <style:style style:name="T35" style:family="text">
      <style:text-properties fo:font-style="normal" officeooo:rsid="0017c5f6" style:font-style-asian="normal" style:font-style-complex="normal"/>
    </style:style>
    <style:style style:name="T36" style:family="text">
      <style:text-properties fo:font-style="normal" officeooo:rsid="0032bfeb" fo:background-color="#ffffff" loext:char-shading-value="0"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7d1ff" style:font-style-asian="normal" style:font-weight-asian="normal" style:font-style-complex="normal" style:font-weight-complex="normal"/>
    </style:style>
    <style:style style:name="T39" style:family="text">
      <style:text-properties fo:font-style="normal" fo:font-weight="normal" officeooo:rsid="005c0195" style:font-style-asian="normal" style:font-weight-asian="normal" style:font-style-complex="normal" style:font-weight-complex="normal"/>
    </style:style>
    <style:style style:name="T40" style:family="text">
      <style:text-properties fo:font-style="normal" fo:font-weight="normal" officeooo:rsid="00662c46" style:font-style-asian="normal" style:font-weight-asian="normal" style:font-style-complex="normal" style:font-weight-complex="normal"/>
    </style:style>
    <style:style style:name="T41" style:family="text">
      <style:text-properties fo:font-style="normal" fo:font-weight="normal" officeooo:rsid="006aa449" style:font-style-asian="normal" style:font-weight-asian="normal" style:font-style-complex="normal" style:font-weight-complex="normal"/>
    </style:style>
    <style:style style:name="T42" style:family="text">
      <style:text-properties fo:font-style="normal" fo:font-weight="normal" officeooo:rsid="006c598d" style:font-style-asian="normal" style:font-weight-asian="normal" style:font-style-complex="normal" style:font-weight-complex="normal"/>
    </style:style>
    <style:style style:name="T43" style:family="text">
      <style:text-properties officeooo:rsid="000ed96c"/>
    </style:style>
    <style:style style:name="T44" style:family="text">
      <style:text-properties fo:font-weight="bold" style:font-weight-asian="bold" style:font-weight-complex="bold"/>
    </style:style>
    <style:style style:name="T45" style:family="text">
      <style:text-properties fo:font-weight="bold" officeooo:rsid="000ed96c" style:font-weight-asian="bold" style:font-weight-complex="bold"/>
    </style:style>
    <style:style style:name="T46" style:family="text">
      <style:text-properties fo:font-weight="bold" officeooo:rsid="0032bb0a" style:font-weight-asian="bold" style:font-weight-complex="bold"/>
    </style:style>
    <style:style style:name="T47" style:family="text">
      <style:text-properties fo:font-weight="bold" officeooo:rsid="000ed96c" fo:background-color="#ffffff" loext:char-shading-value="0" style:font-weight-asian="bold" style:font-weight-complex="bold"/>
    </style:style>
    <style:style style:name="T48" style:family="text">
      <style:text-properties fo:font-weight="bold" officeooo:rsid="0032bb0a" fo:background-color="#ffffff" loext:char-shading-value="0" style:font-weight-asian="bold" style:font-weight-complex="bold"/>
    </style:style>
    <style:style style:name="T49" style:family="text">
      <style:text-properties officeooo:rsid="001266e3"/>
    </style:style>
    <style:style style:name="T50" style:family="text">
      <style:text-properties officeooo:rsid="0013f356"/>
    </style:style>
    <style:style style:name="T51" style:family="text">
      <style:text-properties officeooo:rsid="0014a207"/>
    </style:style>
    <style:style style:name="T52" style:family="text">
      <style:text-properties officeooo:rsid="0017c5f6"/>
    </style:style>
    <style:style style:name="T53" style:family="text">
      <style:text-properties officeooo:rsid="00195d15"/>
    </style:style>
    <style:style style:name="T54" style:family="text">
      <style:text-properties fo:font-weight="normal" style:font-weight-asian="normal" style:font-weight-complex="normal"/>
    </style:style>
    <style:style style:name="T55" style:family="text">
      <style:text-properties fo:font-weight="normal" officeooo:rsid="000ed96c" style:font-weight-asian="normal" style:font-weight-complex="normal"/>
    </style:style>
    <style:style style:name="T56" style:family="text">
      <style:text-properties fo:font-weight="normal" officeooo:rsid="0032bfeb" style:font-weight-asian="normal" style:font-weight-complex="normal"/>
    </style:style>
    <style:style style:name="T57" style:family="text">
      <style:text-properties fo:font-weight="normal" officeooo:rsid="003644e2" style:font-weight-asian="normal" style:font-weight-complex="normal"/>
    </style:style>
    <style:style style:name="T58" style:family="text">
      <style:text-properties fo:font-weight="normal" officeooo:rsid="005c0195" style:font-weight-asian="normal" style:font-weight-complex="normal"/>
    </style:style>
    <style:style style:name="T59" style:family="text">
      <style:text-properties fo:font-weight="normal" officeooo:rsid="0032bb0a" style:font-weight-asian="normal" style:font-weight-complex="normal"/>
    </style:style>
    <style:style style:name="T60" style:family="text">
      <style:text-properties fo:font-weight="normal" officeooo:rsid="00662c46" style:font-weight-asian="normal" style:font-weight-complex="normal"/>
    </style:style>
    <style:style style:name="T61" style:family="text">
      <style:text-properties fo:font-weight="normal" officeooo:rsid="0032bb0a" fo:background-color="#ffffff" loext:char-shading-value="0" style:font-weight-asian="normal" style:font-weight-complex="normal"/>
    </style:style>
    <style:style style:name="T62" style:family="text">
      <style:text-properties fo:font-weight="normal" officeooo:rsid="0064bacc" fo:background-color="#ffffff" loext:char-shading-value="0" style:font-weight-asian="normal" style:font-weight-complex="normal"/>
    </style:style>
    <style:style style:name="T63" style:family="text">
      <style:text-properties fo:font-weight="normal" officeooo:rsid="00662c46" fo:background-color="#ffffff" loext:char-shading-value="0" style:font-weight-asian="normal" style:font-weight-complex="normal"/>
    </style:style>
    <style:style style:name="T64" style:family="text">
      <style:text-properties officeooo:rsid="001cca52"/>
    </style:style>
    <style:style style:name="T65" style:family="text">
      <style:text-properties officeooo:rsid="001e894e"/>
    </style:style>
    <style:style style:name="T66" style:family="text">
      <style:text-properties officeooo:rsid="00202991"/>
    </style:style>
    <style:style style:name="T67" style:family="text">
      <style:text-properties officeooo:rsid="002129d4"/>
    </style:style>
    <style:style style:name="T68" style:family="text">
      <style:text-properties officeooo:rsid="00230898"/>
    </style:style>
    <style:style style:name="T69" style:family="text">
      <style:text-properties officeooo:rsid="002766ef"/>
    </style:style>
    <style:style style:name="T70" style:family="text">
      <style:text-properties officeooo:rsid="0029b09f"/>
    </style:style>
    <style:style style:name="T71" style:family="text">
      <style:text-properties fo:font-size="12pt" style:font-size-asian="12pt" style:font-size-complex="12pt"/>
    </style:style>
    <style:style style:name="T72" style:family="text">
      <style:text-properties fo:font-size="12pt" officeooo:rsid="002766ef" style:font-size-asian="12pt" style:font-size-complex="12pt"/>
    </style:style>
    <style:style style:name="T73" style:family="text">
      <style:text-properties fo:font-size="12pt" officeooo:rsid="002aa46b" style:font-size-asian="12pt" style:font-size-complex="12pt"/>
    </style:style>
    <style:style style:name="T74" style:family="text">
      <style:text-properties fo:font-size="12pt" fo:font-style="italic" style:font-size-asian="12pt" style:font-style-asian="italic" style:font-size-complex="12pt" style:font-style-complex="italic"/>
    </style:style>
    <style:style style:name="T75" style:family="text">
      <style:text-properties style:font-name="Liberation Serif1" fo:font-size="12pt" style:font-name-asian="TimesNewRomanPS-BoldMT" style:font-size-asian="12pt" style:font-name-complex="TimesNewRomanPS-BoldMT" style:font-size-complex="12pt"/>
    </style:style>
    <style:style style:name="T76" style:family="text">
      <style:text-properties style:font-name="Liberation Serif1" fo:font-style="normal" style:text-underline-style="none" fo:font-weight="normal" style:font-style-asian="normal" style:font-weight-asian="normal" style:font-style-complex="normal" style:font-weight-complex="normal"/>
    </style:style>
    <style:style style:name="T77"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78"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79"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5dd316" style:font-size-asian="12pt" style:font-style-asian="normal" style:font-weight-asian="normal" style:font-name-complex="Lohit Devanagari1" style:font-style-complex="normal" style:font-weight-complex="normal"/>
    </style:style>
    <style:style style:name="T89" style:family="text">
      <style:text-properties style:font-name="Liberation Serif1" fo:font-style="normal" style:text-underline-style="none" fo:font-weight="normal" officeooo:rsid="006e8b86" style:font-size-asian="12pt" style:font-style-asian="normal" style:font-weight-asian="normal" style:font-name-complex="Lohit Devanagari1" style:font-style-complex="normal" style:font-weight-complex="normal"/>
    </style:style>
    <style:style style:name="T90" style:family="text">
      <style:text-properties style:font-name="Liberation Serif1" fo:font-style="normal" style:text-underline-style="none" fo:font-weight="normal" officeooo:rsid="0071e46e" style:font-size-asian="12pt" style:font-style-asian="normal" style:font-weight-asian="normal" style:font-name-complex="Lohit Devanagari1" style:font-style-complex="normal" style:font-weight-complex="normal"/>
    </style:style>
    <style:style style:name="T91" style:family="text">
      <style:text-properties style:font-name="Liberation Serif1" fo:font-style="normal" style:text-underline-style="none" fo:font-weight="normal" officeooo:rsid="0079a1e1" style:font-size-asian="12pt" style:font-style-asian="normal" style:font-weight-asian="normal" style:font-name-complex="Lohit Devanagari1" style:font-style-complex="normal" style:font-weight-complex="normal"/>
    </style:style>
    <style:style style:name="T92" style:family="text">
      <style:text-properties style:font-name="Liberation Serif1" fo:font-style="normal" style:text-underline-style="none" fo:font-weight="normal" officeooo:rsid="00788f43" style:font-size-asian="12pt" style:font-style-asian="normal" style:font-weight-asian="normal" style:font-name-complex="Lohit Devanagari1" style:font-style-complex="normal" style:font-weight-complex="normal"/>
    </style:style>
    <style:style style:name="T93" style:family="text">
      <style:text-properties style:font-name="Liberation Serif1" fo:font-style="normal" style:text-underline-style="none" officeooo:rsid="006c598d" style:font-style-asian="normal" style:font-style-complex="normal"/>
    </style:style>
    <style:style style:name="T94" style:family="text">
      <style:text-properties style:font-name="Liberation Serif1" fo:font-style="normal" style:text-underline-style="none" officeooo:rsid="006e3e76" style:font-style-asian="normal" style:font-style-complex="normal"/>
    </style:style>
    <style:style style:name="T95" style:family="text">
      <style:text-properties style:font-name="Liberation Serif1" fo:font-style="normal" style:text-underline-style="none" officeooo:rsid="00764d43" style:font-style-asian="normal" style:font-style-complex="normal"/>
    </style:style>
    <style:style style:name="T96" style:family="text">
      <style:text-properties style:font-name="Liberation Serif1" fo:font-style="normal" style:text-underline-style="none" officeooo:rsid="0076e27a" style:font-style-asian="normal" style:font-style-complex="normal"/>
    </style:style>
    <style:style style:name="T97" style:family="text">
      <style:text-properties style:font-name="Liberation Serif1" fo:font-style="normal" style:text-underline-style="none" officeooo:rsid="00788f43" style:font-style-asian="normal" style:font-style-complex="normal"/>
    </style:style>
    <style:style style:name="T98" style:family="text">
      <style:text-properties style:font-name="Liberation Serif1" fo:font-style="normal" style:text-underline-style="none" officeooo:rsid="006c598d" style:font-size-asian="12pt" style:font-style-asian="normal" style:font-name-complex="Lohit Devanagari1" style:font-style-complex="normal"/>
    </style:style>
    <style:style style:name="T99" style:family="text">
      <style:text-properties style:font-name="Liberation Serif1" fo:font-style="normal" style:text-underline-style="none" officeooo:rsid="0071e46e" style:font-size-asian="12pt" style:font-style-asian="normal" style:font-name-complex="Lohit Devanagari1" style:font-style-complex="normal"/>
    </style:style>
    <style:style style:name="T100" style:family="text">
      <style:text-properties style:font-name="Liberation Serif1" fo:font-style="normal" style:text-underline-style="none" officeooo:rsid="0076e27a" style:font-size-asian="12pt" style:font-style-asian="normal" style:font-name-complex="Lohit Devanagari1" style:font-style-complex="normal"/>
    </style:style>
    <style:style style:name="T101"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02"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03"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04"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05"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1" style:font-style-complex="normal" style:font-weight-complex="bold"/>
    </style:style>
    <style:style style:name="T106"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1" style:font-style-complex="normal" style:font-weight-complex="bold"/>
    </style:style>
    <style:style style:name="T107" style:family="text">
      <style:text-properties style:font-name="Liberation Serif1" fo:letter-spacing="-0.0016in" style:text-underline-style="none" fo:font-weight="bold" officeooo:rsid="000ed96c" fo:background-color="#ffffff" loext:char-shading-value="0" style:font-weight-asian="bold" style:font-weight-complex="bold"/>
    </style:style>
    <style:style style:name="T108" style:family="text">
      <style:text-properties style:font-name="Liberation Serif1" fo:letter-spacing="-0.0016in" style:text-underline-style="none" fo:font-weight="bold" officeooo:rsid="005c0195" fo:background-color="#ffffff" loext:char-shading-value="0" style:font-weight-asian="bold" style:font-weight-complex="bold"/>
    </style:style>
    <style:style style:name="T109" style:family="text">
      <style:text-properties style:font-name="Liberation Serif1" fo:letter-spacing="-0.0016in" style:text-underline-style="none" fo:font-weight="normal" officeooo:rsid="005c0195" fo:background-color="#ffffff" loext:char-shading-value="0" style:font-weight-asian="normal" style:font-weight-complex="normal"/>
    </style:style>
    <style:style style:name="T110" style:family="text">
      <style:text-properties style:font-name="Liberation Serif1" fo:font-style="italic" style:text-underline-style="none" officeooo:rsid="006c598d" style:font-style-asian="italic" style:font-style-complex="italic"/>
    </style:style>
    <style:style style:name="T111" style:family="text">
      <style:text-properties style:font-name="Liberation Serif1" fo:font-style="italic" style:text-underline-style="none" officeooo:rsid="0076e27a" style:font-style-asian="italic" style:font-style-complex="italic"/>
    </style:style>
    <style:style style:name="T112"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13" style:family="text">
      <style:text-properties style:font-name="Liberation Serif1" style:text-underline-style="none"/>
    </style:style>
    <style:style style:name="T114" style:family="text">
      <style:text-properties style:font-name="Liberation Serif1" style:text-underline-style="none" officeooo:rsid="006e3e76"/>
    </style:style>
    <style:style style:name="T115" style:family="text">
      <style:text-properties style:font-name="Liberation Serif1" style:text-underline-style="none" fo:font-weight="bold" style:font-weight-asian="bold" style:font-weight-complex="bold"/>
    </style:style>
    <style:style style:name="T116" style:family="text">
      <style:text-properties officeooo:rsid="002b720a"/>
    </style:style>
    <style:style style:name="T117" style:family="text">
      <style:text-properties officeooo:rsid="002ca0b2"/>
    </style:style>
    <style:style style:name="T118" style:family="text">
      <style:text-properties officeooo:rsid="0032bb0a"/>
    </style:style>
    <style:style style:name="T119" style:family="text">
      <style:text-properties fo:background-color="#ffffff" loext:char-shading-value="0"/>
    </style:style>
    <style:style style:name="T120" style:family="text">
      <style:text-properties officeooo:rsid="000ed96c" fo:background-color="#ffffff" loext:char-shading-value="0"/>
    </style:style>
    <style:style style:name="T121" style:family="text">
      <style:text-properties officeooo:rsid="000fb675" fo:background-color="#ffffff" loext:char-shading-value="0"/>
    </style:style>
    <style:style style:name="T122" style:family="text">
      <style:text-properties officeooo:rsid="0034a4de"/>
    </style:style>
    <style:style style:name="T123" style:family="text">
      <style:text-properties fo:font-variant="normal" fo:text-transform="none" fo:color="#000000" fo:font-size="12pt" fo:letter-spacing="normal" fo:font-style="normal" fo:font-weight="normal"/>
    </style:style>
    <style:style style:name="T124" style:family="text">
      <style:text-properties fo:font-variant="normal" fo:text-transform="none" fo:color="#000000" fo:font-size="12pt" fo:letter-spacing="normal" fo:font-style="normal" fo:font-weight="normal" officeooo:rsid="0035272b"/>
    </style:style>
    <style:style style:name="T125" style:family="text">
      <style:text-properties fo:font-variant="normal" fo:text-transform="none" fo:color="#000000" fo:font-size="12pt" fo:letter-spacing="normal" fo:font-style="normal" fo:font-weight="normal" officeooo:rsid="00662c46"/>
    </style:style>
    <style:style style:name="T126" style:family="text">
      <style:text-properties fo:font-variant="normal" fo:text-transform="none" fo:color="#000000" fo:font-size="12pt" fo:letter-spacing="normal" fo:font-style="italic" fo:font-weight="normal" officeooo:rsid="0035272b" style:font-style-asian="italic" style:font-style-complex="italic"/>
    </style:style>
    <style:style style:name="T127" style:family="text">
      <style:text-properties officeooo:rsid="0035272b"/>
    </style:style>
    <style:style style:name="T128" style:family="text">
      <style:text-properties fo:letter-spacing="-0.0016in"/>
    </style:style>
    <style:style style:name="T129" style:family="text">
      <style:text-properties officeooo:rsid="003944e6"/>
    </style:style>
    <style:style style:name="T130" style:family="text">
      <style:text-properties officeooo:rsid="003a3e9e"/>
    </style:style>
    <style:style style:name="T131" style:family="text">
      <style:text-properties officeooo:rsid="003fb787"/>
    </style:style>
    <style:style style:name="T132" style:family="text">
      <style:text-properties officeooo:rsid="0040db21"/>
    </style:style>
    <style:style style:name="T133" style:family="text">
      <style:text-properties officeooo:rsid="0042666c"/>
    </style:style>
    <style:style style:name="T134" style:family="text">
      <style:text-properties officeooo:rsid="00443af3"/>
    </style:style>
    <style:style style:name="T135" style:family="text">
      <style:text-properties officeooo:rsid="00455ff4"/>
    </style:style>
    <style:style style:name="T136" style:family="text">
      <style:text-properties officeooo:rsid="001bccc6"/>
    </style:style>
    <style:style style:name="T137" style:family="text">
      <style:text-properties officeooo:rsid="00471cd6"/>
    </style:style>
    <style:style style:name="T138" style:family="text">
      <style:text-properties officeooo:rsid="0047cad6"/>
    </style:style>
    <style:style style:name="T139" style:family="text">
      <style:text-properties officeooo:rsid="00481d1e"/>
    </style:style>
    <style:style style:name="T140" style:family="text">
      <style:text-properties officeooo:rsid="004a6bc5"/>
    </style:style>
    <style:style style:name="T141" style:family="text">
      <style:text-properties officeooo:rsid="004bd58f"/>
    </style:style>
    <style:style style:name="T142" style:family="text">
      <style:text-properties officeooo:rsid="005910bb"/>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style:text-underline-style="solid" style:text-underline-width="auto" style:text-underline-color="font-color" fo:font-weight="bold" officeooo:rsid="002fb431" style:font-weight-asian="bold" style:font-weight-complex="bold"/>
    </style:style>
    <style:style style:name="T145" style:family="text">
      <style:text-properties style:text-underline-style="solid" style:text-underline-width="auto" style:text-underline-color="font-color" fo:font-weight="bold" officeooo:rsid="0068a143" style:font-weight-asian="bold" style:font-weight-complex="bold"/>
    </style:style>
    <style:style style:name="T146" style:family="text">
      <style:text-properties officeooo:rsid="005b1584"/>
    </style:style>
    <style:style style:name="T147" style:family="text">
      <style:text-properties officeooo:rsid="005c0195"/>
    </style:style>
    <style:style style:name="T148" style:family="text">
      <style:text-properties officeooo:rsid="005d05c1"/>
    </style:style>
    <style:style style:name="T149"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50" style:family="text">
      <style:text-properties style:text-line-through-style="none" style:text-line-through-type="none"/>
    </style:style>
    <style:style style:name="T151" style:family="text">
      <style:text-properties style:text-line-through-style="none" style:text-line-through-type="none" officeooo:rsid="00471cd6"/>
    </style:style>
    <style:style style:name="T152"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53" style:family="text">
      <style:text-properties officeooo:rsid="005f804f"/>
    </style:style>
    <style:style style:name="T154" style:family="text">
      <style:text-properties officeooo:rsid="0060f6b0"/>
    </style:style>
    <style:style style:name="T155" style:family="text">
      <style:text-properties officeooo:rsid="0062cc00"/>
    </style:style>
    <style:style style:name="T156" style:family="text">
      <style:text-properties officeooo:rsid="00662c46"/>
    </style:style>
    <style:style style:name="T157" style:family="text">
      <style:text-properties style:font-name="Liberation Serif" fo:font-weight="bold" fo:background-color="#ffffff" loext:char-shading-value="0" style:font-weight-asian="bold" style:font-weight-complex="bold"/>
    </style:style>
    <style:style style:name="T158" style:family="text">
      <style:text-properties style:font-name="Liberation Serif" fo:font-weight="bold" officeooo:rsid="0032bb0a" fo:background-color="#ffffff" loext:char-shading-value="0" style:font-weight-asian="bold" style:font-weight-complex="bold"/>
    </style:style>
    <style:style style:name="T159" style:family="text">
      <style:text-properties style:font-name="Liberation Serif" fo:font-weight="bold" officeooo:rsid="00745e85" fo:background-color="#ffffff" loext:char-shading-value="0" style:font-weight-asian="bold" style:font-weight-complex="bold"/>
    </style:style>
    <style:style style:name="T160" style:family="text">
      <style:text-properties style:font-name="Liberation Serif" fo:font-weight="normal" fo:background-color="#ffffff" loext:char-shading-value="0" style:font-weight-asian="normal" style:font-weight-complex="normal"/>
    </style:style>
    <style:style style:name="T161" style:family="text">
      <style:text-properties style:font-name="Liberation Serif" fo:font-weight="normal" officeooo:rsid="0032bb0a" fo:background-color="#ffffff" loext:char-shading-value="0" style:font-weight-asian="normal" style:font-weight-complex="normal"/>
    </style:style>
    <style:style style:name="T162" style:family="text">
      <style:text-properties style:font-name="Liberation Serif" fo:font-weight="normal" officeooo:rsid="00662c46" fo:background-color="#ffffff" loext:char-shading-value="0" style:font-weight-asian="normal" style:font-weight-complex="normal"/>
    </style:style>
    <style:style style:name="T163" style:family="text">
      <style:text-properties style:font-name="Liberation Serif" fo:font-weight="normal" officeooo:rsid="00713ebf" fo:background-color="#ffffff" loext:char-shading-value="0" style:font-weight-asian="normal" style:font-weight-complex="normal"/>
    </style:style>
    <style:style style:name="T164" style:family="text">
      <style:text-properties style:font-name="Liberation Serif" fo:font-weight="normal" officeooo:rsid="00745e85" fo:background-color="#ffffff" loext:char-shading-value="0" style:font-weight-asian="normal" style:font-weight-complex="normal"/>
    </style:style>
    <style:style style:name="T165" style:family="text">
      <style:text-properties style:font-name="Liberation Serif" fo:font-weight="normal" officeooo:rsid="00713ebf" fo:background-color="#ffffff" loext:char-shading-value="0" style:font-size-asian="12pt" style:font-weight-asian="normal" style:font-name-complex="Lohit Devanagari1" style:font-weight-complex="normal"/>
    </style:style>
    <style:style style:name="T166"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67"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1" style:font-style-complex="italic" style:font-weight-complex="normal"/>
    </style:style>
    <style:style style:name="T168"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69" style:family="text">
      <style:text-properties officeooo:rsid="0067d987"/>
    </style:style>
    <style:style style:name="T170" style:family="text">
      <style:text-properties officeooo:rsid="006e3e76"/>
    </style:style>
    <style:style style:name="T171" style:family="text">
      <style:text-properties officeooo:rsid="006e8b86"/>
    </style:style>
    <style:style style:name="T172" style:family="text">
      <style:text-properties officeooo:rsid="006fbe65"/>
    </style:style>
    <style:style style:name="T173" style:family="text">
      <style:text-properties officeooo:rsid="007c7e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text:span text:style-name="T1"><text:tab/>Robert </text:span>David <text:span text:style-name="T1">Borges</text:span></text:p>
      <text:p text:style-name="P5"><text:tab/>Tel.<text:tab/>(mobile)<text:tab/>+46 (0)73 370 13 59</text:p>
      <text:p text:style-name="P5"><text:tab/><text:tab/>(mobile)<text:tab/>+48 789 212 119</text:p>
      <text:p text:style-name="P5"><text:tab/>Post:<text:tab/><text:span text:style-name="T134">Torshavnsgatan 5, LGH 1102</text:span></text:p>
      <text:p text:style-name="P5"><text:tab/><text:tab/>SE-7<text:span text:style-name="T134">52 63</text:span> Uppsala</text:p>
      <text:p text:style-name="P5"><text:tab/><text:tab/>Sweden </text:p>
      <text:p text:style-name="P17"><text:span text:style-name="T75"><text:tab/></text:span><text:a xlink:type="simple" xlink:href="mailto:robert.d.borges@gmail.com" text:style-name="Internet_20_link" text:visited-style-name="Visited_20_Internet_20_Link"><text:span text:style-name="T7">email:<text:tab/></text:span></text:a><text:span text:style-name="T8">robert.d.borges@gmail.com</text:span></text:p>
      <text:p text:style-name="P6"><text:tab/>website:<text:tab/>www.robertborges.net</text:p>
      <text:p text:style-name="P8"/>
      <text:p text:style-name="P9">Up-to-date CV</text:p>
      <text:p text:style-name="P144">C<text:span text:style-name="T173">Vs</text:span> are living documents; get the most recent version of this <text:span text:style-name="T173">one</text:span> here:</text:p>
      <text:p text:style-name="P144"><text:a xlink:type="simple" xlink:href="https://raw.githubusercontent.com/BobBorges/CV/master/Borges_CV_most-recent.pdf" text:style-name="Internet_20_link" text:visited-style-name="Visited_20_Internet_20_Link">https://raw.githubusercontent.com/BobBorges/CV/master/Borges_CV_most-recent.pdf</text:a></text:p>
      <text:p text:style-name="P9"/>
      <text:p text:style-name="P7">Research Interests</text:p>
      <text:p text:style-name="P143"><text:span text:style-name="T146">Language Documentation, </text:span>Multilingualism, Language Endangerment and Revitalization, Language description and Linguistic Typology, Data Collection and Handling, Language Technology, Linguistic Anthropology</text:p>
      <text:p text:style-name="P12"/>
      <text:p text:style-name="P13">Education</text:p>
      <text:p text:style-name="P142">PhD – Linguistics<text:tab/>Radboud University Nijmegen (The Netherlands)</text:p>
      <text:p text:style-name="P81"><text:tab/>Dissertation: <text:span text:style-name="T9">The Life of Language: Dynamics of Language Contact in Suriname. </text:span><text:span text:style-name="T31">Utrecht: LOT Publications.</text:span></text:p>
      <text:p text:style-name="P10"><text:tab/>http://www.lotpublications.nl/Documents/348_fulltext.pdf</text:p>
      <text:p text:style-name="P11"><text:tab/>Defense Date: 2014•01•31</text:p>
      <text:p text:style-name="P156">MA – Linguistics<text:tab/>Leiden University (The Netherlands)</text:p>
      <text:p text:style-name="P15"><text:tab/>Thesis: <text:span text:style-name="T9">Prosodic features of Soninke of Gambia</text:span></text:p>
      <text:p text:style-name="P15"><text:span text:style-name="T9"><text:tab/></text:span><text:span text:style-name="T31">Graduation: 2009•01</text:span></text:p>
      <text:p text:style-name="P157">BA – Anthropology and African &amp; African American Studies (Double Major)</text:p>
      <text:p text:style-name="P16"><text:tab/>Rhode Island College (USA)</text:p>
      <text:p text:style-name="P16"><text:tab/>Graduation: 2006</text:p>
      <text:p text:style-name="P16"/>
      <text:p text:style-name="P162"><text:span text:style-name="T143">Emplo</text:span><text:span text:style-name="T144">y</text:span><text:span text:style-name="T143">ment</text:span></text:p>
      <text:p text:style-name="P151">2021–2023<text:tab/>Researcher [adiunkt]</text:p>
      <text:p text:style-name="P147"><text:tab/>Institute of Slavic Studies, Polish Academy of Sciences (Poland) </text:p>
      <text:p text:style-name="P152">2020–<text:span text:style-name="T147">2021</text:span><text:tab/>Teaching Adjunct <text:span text:style-name="T148">&amp; project assistant</text:span></text:p>
      <text:p text:style-name="P145"><text:tab/>Department of Linguistics and Philology. Uppsala University (Sweden)</text:p>
      <text:p text:style-name="P161">2020–<text:span text:style-name="T142">2021</text:span><text:tab/>Research Associate</text:p>
      <text:p text:style-name="P146"><text:tab/>Department of English and American Studies, Fr<text:span text:style-name="T139">i</text:span>edrich-Schiller University (Germany)</text:p>
      <text:p text:style-name="P160">2019–<text:span text:style-name="T130">2020</text:span><text:tab/>Project Assistant <text:span text:style-name="T129">(20%)</text:span></text:p>
      <text:p text:style-name="P155"><text:tab/><text:span text:style-name="T128">Department of Linguistics and Philology, Uppsala University (Sweden)</text:span></text:p>
      <text:p text:style-name="P158"/>
      <text:p text:style-name="P158"><text:soft-page-break/>2017–2019<text:tab/>Postdoctoral Researcher</text:p>
      <text:p text:style-name="P154"><text:tab/>The Hugo Valentin Centtre, Uppsala University (Sweden)</text:p>
      <text:p text:style-name="P158">2016–2017<text:tab/>Assistant Professor [adiunkt naukowy]</text:p>
      <text:p text:style-name="P16"><text:tab/>Wydzał „Artes Liberales”, University of Warsaw (Poland)</text:p>
      <text:p text:style-name="P159">2015<text:tab/>Temporary Lecturer</text:p>
      <text:p text:style-name="P76"><text:tab/>Department of Aesthetics and Communication, Aarhus University (Denmark)</text:p>
      <text:p text:style-name="P114">2015<text:tab/>Research Assistant</text:p>
      <text:p text:style-name="P77"><text:tab/>Max Planck Institute for the Science of Human History (Germany)</text:p>
      <text:p text:style-name="P141">2014<text:tab/>Research Assistant</text:p>
      <text:p text:style-name="P77"><text:tab/>Department of Aesthetics and Communication, Aarhus University (Denmark)</text:p>
      <text:p text:style-name="P114">2009–2014<text:tab/>Promovendus (PhD Student)</text:p>
      <text:p text:style-name="P78"><text:tab/>Department of Linguistics, Radboud University Nijmegen (The Netherlands)</text:p>
      <text:p text:style-name="P58"/>
      <text:p text:style-name="P57">Complete List of Publications</text:p>
      <text:p text:style-name="P56"><text:span text:style-name="T107">B</text:span><text:span text:style-name="T108">orges</text:span><text:span text:style-name="T109">, Robert and Margot van den Berg (to appear [2022], accepted) Language variation in parliamentary speech in Suriname. In </text:span><text:span text:style-name="T54">Minna Korhonen, Haidee Kotze, Jukka Tyrkkö </text:span><text:span text:style-name="T58">(eds) </text:span><text:span text:style-name="T28">Exploring Language and Society with Big Data.</text:span><text:span text:style-name="T39"> Amsterdam: John Benjamins.</text:span></text:p>
      <text:p text:style-name="P26"><text:span text:style-name="T102">Borges</text:span><text:span text:style-name="T86">, Robert. </text:span><text:span text:style-name="T87">2022. </text:span><text:span text:style-name="T86">Sourcing Data from Wikipedia for the Study of Language Contact: the csb wiki. Submitted to </text:span><text:span text:style-name="T112">Academic Journal of Modern Philology</text:span><text:span text:style-name="T86"> </text:span><text:span text:style-name="T91">(18)</text:span><text:span text:style-name="T92"> </text:span><text:span text:style-name="T91">7–22</text:span><text:span text:style-name="T86">.</text:span></text:p>
      <text:p text:style-name="P28"><text:span text:style-name="T45">Borges, </text:span><text:span text:style-name="T55">Robert and Tymoteusz Król. </text:span><text:span text:style-name="T57">2019</text:span><text:span text:style-name="T55">. The relationship between literature and language revitalization: “RewiTEATRaliza</text:span><text:span text:style-name="T56">cja</text:span><text:span text:style-name="T55">” in Wilamowice. </text:span><text:span text:style-name="T27">Multiethnica </text:span><text:span text:style-name="T38">39: 25–37</text:span><text:span text:style-name="T27">.</text:span></text:p>
      <text:p text:style-name="P30"><text:span text:style-name="T47">Borges</text:span><text:span text:style-name="T120">, Robert.</text:span><text:span text:style-name="T119"> 2019. Rapid Automatized Picture Naming as a Proficiency Assessment for Endangered Language Co</text:span><text:span text:style-name="T121">n</text:span><text:span text:style-name="T119">texts: Results from Wilamowice.</text:span><text:span text:style-name="T120"> </text:span><text:span text:style-name="T25">Journal of Communication and Cultural Trends </text:span><text:span text:style-name="T36">1(1):1–25</text:span><text:span text:style-name="T25">.</text:span></text:p>
      <text:p text:style-name="P31">Olko, Justyna, <text:span text:style-name="T54">Robert</text:span> <text:span text:style-name="T44">Borges</text:span>, and John Sullivan. 2018. Convergence as the Driving Force of Typological Change in Nahuatl. <text:span text:style-name="T9">STUF - Language Typology and Universals</text:span> 71(3): 467–507.</text:p>
      <text:p text:style-name="P32"><text:span text:style-name="T45">Borges</text:span><text:span text:style-name="T43">, Robert.</text:span> 2017. The Maroon Creoles of the Guianas: Expansion, Contact, and Hybridization. <text:span text:style-name="T31">In</text:span> <text:span text:style-name="T9">Boundaries and Bridges: Language Contact in Multilingual Ecologies</text:span>. Kofi Yakpo and Pieter Muysken, eds. Pp. 87–128. Berlin: De Gruyter Mouton.</text:p>
      <text:p text:style-name="P33"><text:span text:style-name="T44">Borges</text:span>, Robert. 2017. The People and Languages of Suriname. <text:span text:style-name="T31">In</text:span> <text:span text:style-name="T9">Boundaries and Bridges: Language Contact in Multilingual Ecologies.</text:span> Kofi Yakpo and Pieter C. Muysken, eds. Pp. 21–54. Berlin, Boston: De Gruyter.</text:p>
      <text:p text:style-name="P34"><text:span text:style-name="T44">Borges</text:span>, Robert, Pieter Muysken, Sophie Villerius, and Kofi Yakpo. 2017. The Tense-Mood-Aspect Systems of the Languages of Suriname. <text:span text:style-name="T31">In</text:span> <text:span text:style-name="T9">Boundaries and Bridges: Language Contact in Multilingual Ecologies</text:span>. Kofi Yakpo and Pieter C. Muysken, eds. Pp. 311–362. Berlin, Boston: De Gruyter.</text:p>
      <text:p text:style-name="P32"><text:span text:style-name="T45">Borges</text:span><text:span text:style-name="T43">, Robert.</text:span> 2016.<text:tab/>Ritual Language Formation and African Retentions in Suriname. <text:span text:style-name="T9">OSO Tijdschrift Voor Surinamistiek</text:span> 35(1): 225–245.</text:p>
      <text:p text:style-name="P34"><text:soft-page-break/><text:span text:style-name="T44">Borges</text:span>, Robert. 2016. Language Shift among the Coppename Kwinti: The Role of Social Factors and Adstrate Languages. <text:span text:style-name="T31">In</text:span> <text:span text:style-name="T9">Integral Strategies for Language Revitalization</text:span>. Justyna Olko, Tomasz Wicherkiewicz, and Robert Borges, eds. Pp. 483–522. Warsaw: Warsaw University Press.</text:p>
      <text:p text:style-name="P34">Olko, Justyna, Tomasz Wicherkiewicz, and <text:span text:style-name="T44">Robert Borges</text:span> (eds). 2016. <text:span text:style-name="T9">Integral Strategies for Language Revitalization</text:span>. Warsaw: University of Warsaw.</text:p>
      <text:p text:style-name="P51"><text:span text:style-name="T44">Borges</text:span>, Robert. 2015. Amerindian-Maroon Interactions in Suriname and the Linguistic Consequences. <text:span text:style-name="T31">In</text:span> <text:span text:style-name="T9">Languages in Contact</text:span>. Piotr Chruszczewski, John R. Rickford, and Richard Lanigan, eds. Pp. 99–115. Wrocław: Prace Komisji Nauk Filologicznych Oddziału PAN we Wrocławiu [Philological Sciences Commission of the Polish Academy of Science in Wroclaw Press].</text:p>
      <text:p text:style-name="P32">Yakpo, Kofi, Margot van den Berg, and <text:span text:style-name="T44">Robert Borges</text:span>. 2015.On the Linguistic Consequences of Language Contact in Suriname: The Case of Convergence. <text:span text:style-name="T31">In</text:span> <text:span text:style-name="T9">In and out of Suriname: Language, Mobility and Identity</text:span>. Eithne Carlin, Isabelle Léglise, Bettina Migge, and Paul Tjon Sie Fat, eds. Pp. 164–195. Leiden: Brill.</text:p>
      <text:p text:style-name="P52">Muysken, Pieter C., Norval Smith, and <text:span text:style-name="T44">Robert Borges</text:span> <text:span text:style-name="T43">(</text:span>eds<text:span text:style-name="T43">)</text:span>. 2015. <text:span text:style-name="T9">Surviving the Middle Passage, The West Africa-Surinam Sprachbund</text:span>. Berlin: De Gruyter Mouton. </text:p>
      <text:p text:style-name="P32"><text:span text:style-name="T45">Borges</text:span><text:span text:style-name="T43">, Robert.</text:span> 2014. The Role of Extralinguistic Factors in Linguistic Variation and Contact Induced Language Change among Suriname’s Coppename Kwinti and Ndyuka <text:span text:style-name="T9">Maroons. Acta Linguistica Hafniesia</text:span> 45(2): 1–19.</text:p>
      <text:p text:style-name="P32"><text:span text:style-name="T45">Borges</text:span><text:span text:style-name="T43">, Robert.</text:span> 2014. Particle Verbs in the Surinamese Creoles. <text:span text:style-name="T9">Journal of Germanic Linguistics</text:span> 26(3): 223–247.</text:p>
      <text:p text:style-name="P35"><text:span text:style-name="T44">Borges</text:span>, Robert. 2013. <text:span text:style-name="T9">The Life of Language: Dynamics of Language Contact in Suriname.</text:span> Utrecht: LOT Publications.</text:p>
      <text:p text:style-name="P48"><text:span text:style-name="T44">Borges</text:span>, Robert. 2013. Linguistic Archaeology, Kinship Terms, and Language Contact in Suriname. <text:span text:style-name="T9">Anthropological Linguistics </text:span>55(1): 1–35.</text:p>
      <text:p text:style-name="P54"><text:tab/><text:span text:style-name="T145">Popular-science</text:span></text:p>
      <text:p text:style-name="P29">Borges, <text:span text:style-name="T37">Robert. 2022. “Meertalig</text:span><text:span text:style-name="T41">heid op het strand:</text:span><text:span text:style-name="T42"> Wat borden en posters zeggen over taalvitaliteit op Aruba</text:span><text:span text:style-name="T37">”. </text:span><text:span text:style-name="T42">Post on the Stemmen van Afrika website. https://stemmenvanafrika.nl/meertaligheid-op-het-strand-wat-borden-en-posters-zeggen-over-taalvitaliteit-op-aruba/</text:span></text:p>
      <text:p text:style-name="P29"><text:span text:style-name="T31">Borges</text:span><text:span text:style-name="T37">, Robert. 2022. “Impressions of Aruba’s linguistic landscape.” robertborges.net/blog/aruba-linguistic-landscape/</text:span></text:p>
      <text:p text:style-name="P55"><text:span text:style-name="T82"><text:tab/></text:span><text:span text:style-name="T106">Upcoming publications</text:span></text:p>
      <text:p text:style-name="P25"><text:span text:style-name="T101">Borges</text:span><text:span text:style-name="T93">, Robert. [</text:span><text:span text:style-name="T99">under review</text:span><text:span text:style-name="T93">] MOREDAT: A Modular Remote Data-collection Toolkit for Linguistics </text:span><text:span text:style-name="T94">Research </text:span><text:span text:style-name="T93">+. </text:span><text:span text:style-name="T98">Submi</text:span><text:span text:style-name="T100">tted to</text:span><text:span text:style-name="T93"> </text:span><text:span text:style-name="T110">Language Documentation and Conservation </text:span><text:span text:style-name="T96">10 October 2022</text:span><text:span text:style-name="T110">.</text:span></text:p>
      <text:p text:style-name="P25"><text:span text:style-name="T93">Skirgård, H., Haynie, H. J., Blasi, D. E., Hammarström, H., Collins, J., Latarche, J. J., Lesage, J., Weber, T., Witzlack-Makarevich, A., Passmore, S., Chira, A., Maurits, L., Dinnage, R., Dunn, M., Reesink, G., Singer, R., Bowern, C., Epps, P. 23 , Hill, J., Vesakoski, O., Robbeets, M., Abbas, N. K., Auer, D., Bakker, N. A., Barbos, G., </text:span><text:span text:style-name="T101">Borges, R. D.</text:span><text:span text:style-name="T93">, Danielsen, S., Dorenbusch, L., Dorn, E., Elliott, J., Falcone, G., Fischer, </text:span><text:soft-page-break/><text:span text:style-name="T93">J., Ghanggo Ate, Y., Gibson, H., Göbel, H.-P., Goodall, J. A., Gruner, V., Harvey, A., Hayes, R., Heer, L., Herrera Miranda, R. E., Hübler, N., Huntington-Rainey, B. H., Ivani, J. K., Johns, M., Just, E., Kashima, E., Kipf, C., Klingenberg, J. V., König, N., Koti, A., Kowalik, R. G. A., 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10"> </text:span><text:span text:style-name="T95">[under review] Grambank reveals the importance of historical constraints on linguistic diversity and highlights the impact of language loss. </text:span><text:span text:style-name="T96">Resubmitted to </text:span><text:span text:style-name="T111">Science</text:span><text:span text:style-name="T96"> after revision in November 2022. <text:s/></text:span><text:span text:style-name="T97">Preprint here: https://osf.io/preprints/socarxiv/grh45/</text:span></text:p>
      <text:p text:style-name="P24"><text:span text:style-name="T115">Borges</text:span><text:span text:style-name="T113">, Robert. [</text:span><text:span text:style-name="T114">article </text:span><text:span text:style-name="T113">in prep] </text:span><text:span text:style-name="T114">Case and Gender in New Speaker Varieties of the Wymysorys Language: from idiosyncratic variation to language change. Submission envisioned for spring 2023.</text:span></text:p>
      <text:p text:style-name="P22"><text:span text:style-name="T44">Borges</text:span>, Robert &amp; Maciej Bandur. [<text:span text:style-name="T170">article </text:span>in prep.] Assessing Linguistic Entrenchment: When do “Learner Errors” become Language Change? (working title) <text:span text:style-name="T170">Submission envisioned for spring 2023.</text:span></text:p>
      <text:p text:style-name="P23">Bandur, Maciej &amp; Robert <text:span text:style-name="T44">Borges</text:span><text:span text:style-name="T54">. [article in prep] Rections in New Speaker Varieties of Kashubian. Submission envisioned for spring 2023.</text:span></text:p>
      <text:p text:style-name="P23"><text:span text:style-name="T54">Olko, Justyna, John Sullivan &amp; Robert </text:span><text:span text:style-name="T44">Borges</text:span><text:span text:style-name="T54">. [monograph in prep] </text:span><text:span text:style-name="T26">Five centuries of contact-induced language change: Nahuatl and its speakers in a multidisciplinary perspective. </text:span><text:span text:style-name="T54">Under contract with Cambridge University Press.</text:span></text:p>
      <text:p text:style-name="P21"/>
      <text:p text:style-name="P27">Talks and Lectures</text:p>
      <text:p text:style-name="P19"><text:span text:style-name="T158">B</text:span><text:span text:style-name="T159">orges, Robert</text:span><text:span text:style-name="T164">. 2023-03. (abstract accepted). “Entrenchment and Conventionalization in Language Contact Scenarios”. Paper (to be) given at MuLAcq2023 </text:span><text:span text:style-name="T166">International Conference on Multilingualism and Language Acquisition</text:span><text:span text:style-name="T160">, University of Helsinki, </text:span><text:span text:style-name="T164">Finland</text:span></text:p>
      <text:p text:style-name="P20"><text:span text:style-name="T159">B</text:span><text:span text:style-name="T157">orges, Robert</text:span><text:span text:style-name="T160">. 2023-01. “Revisiting remote fieldwork: challenges and opportunities”. Paper given at the </text:span><text:span text:style-name="T166">Fieldwork in Anthropology and Linguistics (FAL) Workshop: Revisiting Research Practice. Uppsala University, Sweden.</text:span></text:p>
      <text:p text:style-name="P18"><text:span text:style-name="T161">G</text:span><text:span text:style-name="T160">ast, Volker &amp; Robert </text:span><text:span text:style-name="T157">Borges</text:span><text:span text:style-name="T160">. 2022-09. “A triangular translation corpus, and a case study of nominal compounds in English and German” Paper given at </text:span><text:span text:style-name="T166">Translation in Transition 6 </text:span><text:span text:style-name="T168">conference</text:span><text:span text:style-name="T160">, Charles University, Prague, Czech Republic.</text:span></text:p>
      <text:p text:style-name="P47"><text:span text:style-name="T158">Borges, Robert</text:span><text:span text:style-name="T161">. </text:span><text:span text:style-name="T162">2022-0</text:span><text:span text:style-name="T163">5</text:span><text:span text:style-name="T162">. </text:span><text:span text:style-name="T161">"</text:span><text:span text:style-name="T165">Sourcing Data from Wikipedia for the Study of Language Contact: the csbwiki”. Paper given at the </text:span><text:span text:style-name="T167">Beyond Language 2022 </text:span><text:span text:style-name="T165">International Conference (Online) Universities of Wrocław, Poznań, Kraków, Rome, and Bucharest.</text:span></text:p>
      <text:p text:style-name="P43"><text:span text:style-name="T48">Borges, Robert</text:span><text:span text:style-name="T61">. </text:span><text:span text:style-name="T63">2022-03. </text:span><text:span text:style-name="T61">"MoReDaT: A Modular Remote Data-collection Toolkit for Linguistics Research". </text:span><text:span text:style-name="T62">Paper given at the </text:span><text:span text:style-name="T29">Digital Humanities in the Nordic and Baltic Countries </text:span><text:span text:style-name="T40">conference</text:span><text:span text:style-name="T62">, Uppsala, Sweden.</text:span></text:p>
      <text:p text:style-name="P44"><text:soft-page-break/><text:span text:style-name="T46">Borges, Robert</text:span><text:span text:style-name="T59">. 2021-06. New Speakers of Minority Languages: emergent grammar and linguistic entrenchment as a catalyst for language change. Paper given at the Institute of Sla</text:span><text:span text:style-name="T60">v</text:span><text:span text:style-name="T59">ic Studies lecture series in Linguistics. Warsaw, Poland.</text:span></text:p>
      <text:p text:style-name="P44"><text:span text:style-name="T46">Borges, Robert</text:span><text:span text:style-name="T59">. 2021-04. All About Fieldwork. Paper given at the Uppsala Språkvetarsällskap. Uppsala University, </text:span><text:span text:style-name="T60">Sweden</text:span><text:span text:style-name="T59">.</text:span></text:p>
      <text:p text:style-name="P44"><text:span text:style-name="T46">Borges, Robert </text:span><text:span text:style-name="T59">and Volker Gast. 2021-02. Europarl: A Multimodal Corpus of Parliamentary Speech. Paper given at the</text:span><text:span text:style-name="T30"> Department of English and American Studies regular lecture series</text:span><text:span text:style-name="T59">. Friedrich Schiller University Jena, </text:span><text:span text:style-name="T60">Germany</text:span><text:span text:style-name="T59">.</text:span><text:span text:style-name="T46"> </text:span></text:p>
      <text:p text:style-name="P44"><text:span text:style-name="T46">Borges</text:span><text:span text:style-name="T118">, Robert. 2019. </text:span><text:bookmark-start text:name="__DdeLink__1126_1196513484"/><text:span text:style-name="T118">Documenting Language Change: New Speakers, “Language Activism” and Multilingual Practice in Wymysoü and Kaszëbë.</text:span><text:bookmark-end text:name="__DdeLink__1126_1196513484"/><text:span text:style-name="T118">Paper given at the Uppsala Language Documentation Group’s </text:span><text:span text:style-name="T19">Workshop on language documentation: multilingual settings and technological advances,</text:span><text:span text:style-name="T118"> Uppsala University, </text:span><text:span text:style-name="T156">Sweden</text:span><text:span text:style-name="T118">.</text:span></text:p>
      <text:p text:style-name="P36"><text:span text:style-name="T46">Borges</text:span><text:span text:style-name="T118">, Robert and Margot van den Berg. 2019. </text:span><text:bookmark-start text:name="__DdeLink__1124_1196513484"/><text:span text:style-name="T118">Automating Corpus Construction for Documentation of Regional Varieties and Multilingual Praxis: Surinamese Dutch in the Parliament. </text:span><text:bookmark-end text:name="__DdeLink__1124_1196513484"/><text:span text:style-name="T118">Paper given at the </text:span><text:bookmark-start text:name="__DdeLink__1121_1196513484"/><text:span text:style-name="T118">Uppsala Language Documentation Group’s </text:span><text:span text:style-name="T19">Workshop on language documentation: multilingual settings and technological advances,</text:span><text:span text:style-name="T118"> Uppsala University, </text:span><text:span text:style-name="T156">Sweden</text:span><text:span text:style-name="T118">.</text:span><text:bookmark-end text:name="__DdeLink__1121_1196513484"/></text:p>
      <text:p text:style-name="P45"><text:span text:style-name="T46">Borges</text:span><text:span text:style-name="T118">, Robert. 2019.</text:span><text:span text:style-name="T123">Fieldwork in Kaszëbë: documenting developments in Kashubian via young speakers. </text:span><text:span text:style-name="T124">Paper given at the Uppsala Language Documentation Group’s </text:span><text:span text:style-name="T126">working papers in langauge documentation</text:span><text:span text:style-name="T124"> lecture series, Uppsala University, </text:span><text:span text:style-name="T125">Sweden</text:span><text:span text:style-name="T124">.</text:span></text:p>
      <text:p text:style-name="P46"><text:span text:style-name="T44">Borges</text:span>, <text:span text:style-name="T122">Robert</text:span> <text:span text:style-name="T122">and Margot van den </text:span>Berg. <text:span text:style-name="T122">2019. Language contact and language choice in parliamentary speech in Suriname. Paper given at</text:span> S<text:span text:style-name="T18">ociety for </text:span><text:span text:style-name="T9">P</text:span><text:span text:style-name="T18">idgin and </text:span><text:span text:style-name="T9">C</text:span><text:span text:style-name="T18">reole </text:span><text:span text:style-name="T9">L</text:span><text:span text:style-name="T18">inguistics’</text:span><text:span text:style-name="T122"> summer meeting, University of Lisbon, </text:span><text:span text:style-name="T156">Portugal</text:span><text:span text:style-name="T122">.</text:span></text:p>
      <text:p text:style-name="P37"><text:span text:style-name="T44">Borges</text:span>, Robert. 2019. Automated Spoken-Language Corpus Building: Code Mixing in De Nationale Assemblée. <text:span text:style-name="T23">Working Group for Empirical Linguistics regular lecture series,</text:span> Uppsala University, Department of Lin<text:span text:style-name="T117">g</text:span>uistics and Philology, <text:span text:style-name="T156">Sweden</text:span>.</text:p>
      <text:p text:style-name="P38"><text:span text:style-name="T44">Borges</text:span>, Robert. 2018. From Attitudes to Proficiency and Use: Identity and Language Practices among New Speakers of Wymysorys. <text:span text:style-name="T12">Combating language endangerment and death, special lecture series</text:span><text:span text:style-name="T51">,</text:span> Uppsala University, Hugo Valentin Centre, <text:span text:style-name="T156">Sweden</text:span>.</text:p>
      <text:p text:style-name="P38"><text:span text:style-name="T44">Borges</text:span>, Robert 2018. Language Contact, Proficiency, or “Normal” Language Change: Case and Gender in New Speaker Varieties of Wymysorys. <text:span text:style-name="T12">Language contact workshop</text:span>. Uppsala University, Department of Lin<text:span text:style-name="T117">g</text:span>uistics and Philology, <text:span text:style-name="T156">Sweden</text:span>.</text:p>
      <text:p text:style-name="P38"><text:span text:style-name="T44">Borges</text:span>, Robert. 2018. Language Acquisition or Change...or Both?: Gender and Case in New Speaker Varieties of Wymsorys. <text:span text:style-name="T12">Special Guest Lecture</text:span> Polish Academy of Science, Institute of Slavic Studies [Warsaw], <text:span text:style-name="T156">Poland</text:span>.</text:p>
      <text:p text:style-name="P38"><text:span text:style-name="T44">Borges</text:span>, Robert. 2018.<text:tab/>Rapid Automatized Picture Naming as a Proficiency Assessment for Endangered Language Contexts: Results from Wilamowi<text:span text:style-name="T31">ce.</text:span><text:span text:style-name="T9"> </text:span><text:span text:style-name="T12">Working group in Empirical Linguistics regular lecture series</text:span><text:span text:style-name="T51">,</text:span> Uppsala University, Department of Linuistics and Philology, <text:span text:style-name="T156">Sweden</text:span>.</text:p>
      <text:p text:style-name="P38"><text:span text:style-name="T44">Borges</text:span>, Robert. 2018. Rapid Automatized Picture Naming as a Proficiency Assessment for Endangered Language Contexts: Results from Wilamowice. <text:span text:style-name="T12">Advanced Seminar Series</text:span><text:span text:style-name="T51">,</text:span> Uppsala University, Hugo Valentin Centre, <text:span text:style-name="T156">Sweden</text:span>.</text:p>
      <text:p text:style-name="P38"><text:soft-page-break/><text:span text:style-name="T44">Borges</text:span>, Robert. 2017. The New Speakers of Wymysorys: The Reconstitution of the Local Language and Sociolinguistic Identity in Wilamowice. <text:span text:style-name="T23">Advanced Lecture Series</text:span><text:span text:style-name="T34">,</text:span> Uppsala University, Hugo Valentin Centre, <text:span text:style-name="T156">Sweden</text:span>.</text:p>
      <text:p text:style-name="P38"><text:span text:style-name="T44">Borges</text:span>, Robert. 2017. New Speakers and Methodological Approaches to Measuring the Success of Revitalization in Wilamowice. <text:span text:style-name="T12">Engaged Humanities in Europe Conference</text:span><text:span text:style-name="T51">,</text:span> University of Warsaw, Faculty <text:span text:style-name="T51">„</text:span>Artes Liberales”, <text:span text:style-name="T156">Poland.</text:span></text:p>
      <text:p text:style-name="P38"><text:span text:style-name="T44">Borges</text:span>, Robert. 2017. Methodological Approaches to the Study of Five Centuries of Language Change in Nahuatl. <text:span text:style-name="T12">Europe and the Americas: Multiple faces of Contact</text:span>. University of Warsaw, Faculty <text:span text:style-name="T51">„</text:span>Artes Liberales”, <text:span text:style-name="T156">Poland</text:span></text:p>
      <text:p text:style-name="P49"><text:span text:style-name="T44">Borges</text:span>, Robert, and Justyna Olko. 2017. Locus of Marking in Nahuatl and Spanish: Contact-Induced Morphological Change. <text:span text:style-name="T24">Chicago Linguistics Society annual conference</text:span><text:span text:style-name="T35">,</text:span> University of Chicago, Department of Linguistics, <text:span text:style-name="T156">USA</text:span>.</text:p>
      <text:p text:style-name="P39"><text:span text:style-name="T44">Borges</text:span>, Robert, and Justyna Olko. 2017. Head and Dependent Marking in Nahuatl: The Influence of Spanish on the Morphysyntactic Profile of Nahuatl. <text:span text:style-name="T13">Northeastern Nahuatl Studies Group annual meeting</text:span><text:span text:style-name="T52">,</text:span> Yale University, <text:span text:style-name="T156">USA</text:span>.</text:p>
      <text:p text:style-name="P39">Chromik, Bartłomiej, Robert <text:span text:style-name="T44">Borges</text:span>, Justyna Olko, and Tymoteusz Król. 2017. Field School in Wilamowice: Seeking a Model of Collaboration between Academia, Minority Cultures and Local Communities in Support of the Revitalization of Endangered Languages. <text:span text:style-name="T9">Minor Cultures in Dialogue: Resisting Homogenization through Exchanging Experiences and Collaboration</text:span>, University of Silesia in Katowice, Centre for the Study of Minor Cultures, <text:span text:style-name="T156">Poland</text:span>.</text:p>
      <text:p text:style-name="P40"><text:span text:style-name="T44">Borges</text:span>, Robert. 2016. [Plenary] Beyond Words: Structural and Distributional Effects of Language Contact. <text:span text:style-name="T11">Languages in Contact Conference</text:span><text:span text:style-name="T50">,</text:span> Higher School of Philology in Wrocław, Poland.</text:p>
      <text:p text:style-name="P40"><text:span text:style-name="T44">Borges</text:span>, Robert. 2016. Cultural Contact and Fieldworker Considerations: Anecdotes from Fieldwork in Suriname. <text:span text:style-name="T50">Fieldschool plenaries,</text:span> Wilamowice, Poland [organized by University of Warsaw, Faculty of <text:span text:style-name="T50">„</text:span>Artes Liberales”, <text:span text:style-name="T156">Poland</text:span>].</text:p>
      <text:p text:style-name="P40"><text:span text:style-name="T44">Borges</text:span>, Robert. 2016. Maroon Multilingualism in the Guianas: Formation of Social and Geographic Language Spaces. <text:span text:style-name="T12">Language documentation and linguistic diversity p</text:span><text:span text:style-name="T22">re-conference workshop on small-scale multilingualism</text:span> . School of Oriental and African Studies [London], <text:span text:style-name="T156">UK</text:span>.</text:p>
      <text:p text:style-name="P50">Olko, Justyna, and Robert <text:span text:style-name="T44">Borges</text:span>. 2016. Structural Convergence and Typological Change in Nahuatl. <text:span text:style-name="T14">Poznań Linguistics Meeting</text:span><text:span text:style-name="T53">,</text:span> Adam Mickiewicz University Poznań, Department of Linguistics, <text:span text:style-name="T156">Poland</text:span>.</text:p>
      <text:p text:style-name="P41">Olko, Justyna, and Robert <text:span text:style-name="T44">Borges</text:span>. 2016. Typological Change in Nahuatl. <text:span text:style-name="T14">Europe and the Americas in Contact conference</text:span><text:span text:style-name="T53">,</text:span> University of Warsaw, Faculty <text:span text:style-name="T53">„</text:span>Artes Liberales”, <text:span text:style-name="T156">Poland.</text:span></text:p>
      <text:p text:style-name="P38"><text:span text:style-name="T44">Borges</text:span>, Robert. 2015. Songhay Languages: A Post-Creole Language Family? <text:span text:style-name="T22">Creolistics X</text:span><text:span text:style-name="T33">,</text:span> Aarhus University, Department of Aesthetics and Communication, <text:span text:style-name="T156">Denmark</text:span>.</text:p>
      <text:p text:style-name="P38"><text:span text:style-name="T44">Borges</text:span>, Robert. 2015. Songhay Languages: A Post-Creole Language Family or a Genetic Explanation? <text:span text:style-name="T50">Guest lecture at</text:span> Max Planck Institute for Psycholinguistics, Nijmegen, Netherlands.</text:p>
      <text:p text:style-name="P38"><text:soft-page-break/><text:span text:style-name="T44">Borges</text:span>, Robert. 2015. The Problem of Songhay Classification as a (Post)Creole Revisited. <text:span text:style-name="T22">Society for Pidgin and Creole Linguistics Summer Conference</text:span><text:span text:style-name="T33">,</text:span> Graz University, <text:span text:style-name="T156">Austria</text:span>.</text:p>
      <text:p text:style-name="P38"><text:span text:style-name="T44">Borges</text:span>, Robert. 2014. Ritual Language Formation and African Retentions in Suriname: The Case of Kumanti. <text:span text:style-name="T22">Languages in Contact Conference</text:span> . Higher School of Philology in Wrocław, Poland.</text:p>
      <text:p text:style-name="P38"><text:span text:style-name="T44">Borges</text:span>, Robert. 2014. Kumanti in Contact: Creation of a Ritual Vernacular. <text:span text:style-name="T50">Guest lecture at</text:span> CNRS Paris, <text:span text:style-name="T156">France</text:span>.</text:p>
      <text:p text:style-name="P38"><text:span text:style-name="T44">Borges</text:span>, Robert. 2014. Amerindian-Maroon Interactions in Suriname and the Linguistic Consequences. <text:span text:style-name="T22">Język, Kultura, Komunikacja </text:span><text:span text:style-name="T33">[Language, culture, and communication],</text:span> Opole University of Technology, Poland.</text:p>
      <text:p text:style-name="P38"><text:span text:style-name="T44">Borges</text:span>, Robert. 2014. Creolization and Language Contact in Suriname. <text:span text:style-name="T50">Special guest lecture at</text:span> Higher School of Philology in Wrocław, Poland.</text:p>
      <text:p text:style-name="P38"><text:span text:style-name="T44">Borges</text:span>, Robert. 2013. Creoles and beyond: Agents and Directionality in the Surinamese Contact Setting. <text:span text:style-name="T22">Workshop on Creole Linguistics,</text:span> Raadboud University Nijmegen, Department of Linguistics, <text:span text:style-name="T156">Netherlands</text:span>.</text:p>
      <text:p text:style-name="P38"><text:span text:style-name="T44">Borges</text:span>, Robert. 2012. Recreolization of Coppename Kwinti: The Influence of Adstrate Languages on a Surinamese Maroon Creole. <text:span text:style-name="T11">Creolistics IX</text:span><text:span text:style-name="T33">,</text:span> Aarhus University, Department of Aesthetics and Communication, <text:span text:style-name="T156">Denmark</text:span>.</text:p>
      <text:p text:style-name="P38"><text:span text:style-name="T44">Borges</text:span>, Robert. 2012. The Dutch Influence on Suriname’s Creole Languages. <text:span text:style-name="T22">Conference on overseas Dutch</text:span><text:span text:style-name="T33">,</text:span> Free University of Brussels, <text:span text:style-name="T156">Belgium</text:span>.</text:p>
      <text:p text:style-name="P38"><text:span text:style-name="T44">Borges</text:span>, Robert. 2012. The Role of Extralinguistic Factors in Contact Induced Language Change among Suriname’s Maroons. <text:span text:style-name="T22">Workshop on Language Contact and Convergence in Suriname</text:span><text:span text:style-name="T33">,</text:span> Amsterdam, <text:span text:style-name="T156">Netherlands</text:span> [hosted by Radboud University Nijmegen, Departme<text:span text:style-name="T156">n</text:span>t of Linguistics].</text:p>
      <text:p text:style-name="P38"><text:span text:style-name="T44">Borges</text:span>, Robert. 2012. Kumanti: A Ritual / Spirit Language among Suriname’s Ndyuka Maroons. <text:span text:style-name="T22">Secret and Ritual Languages Workshop,</text:span> Koninklijke Nederlandse Akademie <text:span text:style-name="T117">v</text:span>an Wetenschappen [Dutch Royal Institude of Science] Amsterdam, <text:span text:style-name="T156">Netherlands</text:span>.</text:p>
      <text:p text:style-name="P38"><text:span text:style-name="T44">Borges</text:span>, Robert. 2011. Field Report: Data Collection in Suriname. <text:span text:style-name="T21">Language in Time and Space regular lecture series</text:span><text:span text:style-name="T32">,</text:span> Radboud University Nijmegen, Department of Linguistics, <text:span text:style-name="T156">Netherlands</text:span>.</text:p>
      <text:p text:style-name="P38"><text:span text:style-name="T44">Borges</text:span>, Robert. 2011. [Poster] Structural (Dis)Similarity and Recipient Language Agentivity in Suriname. <text:span text:style-name="T22">Rethinking contact induced change</text:span><text:span text:style-name="T33">,</text:span> Leiden University Centre for Linguistics, <text:span text:style-name="T156">Netherlands</text:span>.</text:p>
      <text:p text:style-name="P38"><text:span text:style-name="T44">Borges</text:span>, Robert. 2011. Ritual Language Formation and African Retentions in Suriname. <text:span text:style-name="T22">Society for Pidgin and Creole Linguistics Winter Conference</text:span><text:span text:style-name="T33">, </text:span>University of Ghana.</text:p>
      <text:p text:style-name="P38"><text:span text:style-name="T44">Borges</text:span>, Robert. 2010. Working with a Ritual Language: Kumanti. <text:span text:style-name="T21">Language in Time and Space regular lecture series</text:span><text:span text:style-name="T32">,</text:span> Raadboud University Nijmegen, Department of Linguistics, <text:span text:style-name="T156">Netherlands</text:span>.</text:p>
      <text:p text:style-name="P42"><text:span text:style-name="T44">Borges</text:span>, Robert, Kofi Yakpo, and Stanley Hannenberg. 2011<text:tab/>Fieldwork in Suriname. <text:span text:style-name="T13">Language in Time and Space regular lecture series</text:span><text:span text:style-name="T52">,</text:span> Radboud University Nijmegen, Department of Linguistics, <text:span text:style-name="T156">Netherlands</text:span>.</text:p>
      <text:p text:style-name="P38"><text:soft-page-break/><text:span text:style-name="T44">Borges</text:span>, Robert. 2010. Working with a Ritual Language: Kumanti. <text:span text:style-name="T21">Kréyòl: graduate student workshop on creole linguistics</text:span><text:span text:style-name="T32">,</text:span> Groesbeek, N<text:span text:style-name="T156">etherlands</text:span> [organized by Radboud University Nijmegen, Department of Linguistics.</text:p>
      <text:p text:style-name="P38"><text:span text:style-name="T44">Borges</text:span>, Robert. 2009. Kinship Semantics and Linguistic Archaeology: Digging for Traces of Contact in Suriname. <text:span text:style-name="T10">The Amazon Fringe workshop</text:span><text:span text:style-name="T32">,</text:span> Berg en Daal, N<text:span text:style-name="T156">etherlands</text:span> [organized by Radboud University Nijmegen, Department of Linguistics].</text:p>
      <text:p text:style-name="P38"><text:span text:style-name="T44">Borges</text:span>, Robert. 2009. Kinship Semantics and Linguistic Archaeology: Digging for Traces of Contact in Suriname. <text:span text:style-name="T21">Language in Time and Space regular lecture series</text:span><text:span text:style-name="T32">,</text:span> Radboud University Nijmegen, Department of Linguistics, <text:span text:style-name="T156">Netherlands</text:span>.</text:p>
      <text:p text:style-name="P53"><text:span text:style-name="T44">Borges</text:span>, Robert. 2008 The Songhay Problem: Contact or Misclassification? <text:span text:style-name="T17">Friday Lecture Series in Linguistics,</text:span> Leiden University Centre for Linguistics, <text:span text:style-name="T156">Netherlands</text:span><text:span text:style-name="T49">.</text:span></text:p>
      <text:p text:style-name="P14"/>
      <text:p text:style-name="P122">Teaching Experience</text:p>
      <text:p text:style-name="P79">Course<text:tab/>Semantics and Pragmatics (BA level)</text:p>
      <text:p text:style-name="P132"><text:span text:style-name="T142"><text:tab/></text:span>Department of Linguistics and Philology, Uppsala University</text:p>
      <text:p text:style-name="P128"><text:tab/><text:span text:style-name="T142">Spring 2021</text:span></text:p>
      <text:p text:style-name="P85">Course<text:tab/>RM1 State-of-the-art Methods in Sociolinguistics (MA and PhD level)</text:p>
      <text:p text:style-name="P63"><text:tab/>Landelijk Onderzoekschool Taalwetenschap (Dutch Graduate School in Linguistics), co-taught with Margot van den Berg</text:p>
      <text:p text:style-name="P63"><text:tab/>Winter 2021</text:p>
      <text:p text:style-name="P85">Course<text:tab/>Introduction to Linguistics (two sections at BA level)</text:p>
      <text:p text:style-name="P148"><text:span text:style-name="T135"><text:tab/></text:span>Department of English and American Studies, Fr<text:span text:style-name="T139">ie</text:span>drich-Schiller University</text:p>
      <text:p text:style-name="P149"><text:tab/>Autumn 2020</text:p>
      <text:p text:style-name="P85">Course<text:tab/>Functional Grammar II (BA level with 1 PhD student)</text:p>
      <text:p text:style-name="P131"><text:tab/>Department of Linguistics and Philology, Uppsala University</text:p>
      <text:p text:style-name="P126"><text:tab/><text:span text:style-name="T135">Autumn 2020</text:span></text:p>
      <text:p text:style-name="P150">Course (Planned)<text:span text:style-name="T150"><text:tab/></text:span><text:span text:style-name="T137">Linguistic fieldwork: Data collection and data handling (BA level, graduate students and community stakeholders)</text:span></text:p>
      <text:p text:style-name="P130"><text:span text:style-name="T151"><text:tab/></text:span>CNRS-IKER Basque Summer Tutorial on Language Documentation</text:p>
      <text:p text:style-name="P75"><text:span text:style-name="T152"><text:tab/></text:span><text:span text:style-name="T149">Summer 2020 </text:span><text:span text:style-name="T77">(</text:span><text:span text:style-name="T78">postponed </text:span><text:span text:style-name="T149">to Summer 2021</text:span><text:span text:style-name="T78"> </text:span><text:span text:style-name="T85">postponed </text:span><text:span text:style-name="T79">indefinitely </text:span><text:span text:style-name="T78">due to C</text:span><text:span text:style-name="T88">OVID-19</text:span><text:span text:style-name="T77">)</text:span></text:p>
      <text:p text:style-name="P86">Course<text:tab/>Language, Culture, and Thought (Språk, Kultur och Tanke)<text:span text:style-name="T135">, BA level</text:span></text:p>
      <text:p text:style-name="P63"><text:tab/><text:span text:style-name="T136">Department of Linguistics and Philology, Uppsala University</text:span></text:p>
      <text:p text:style-name="P126"><text:tab/>Spring <text:span text:style-name="T135">2020</text:span></text:p>
      <text:p text:style-name="P134">Course<text:tab/>Introduction to Corpus Linguistics (BA, MA level)</text:p>
      <text:p text:style-name="P148"><text:span text:style-name="T135"><text:tab/></text:span>Department of English and American Studies, Fr<text:span text:style-name="T139">i</text:span>edrich-Schiller University</text:p>
      <text:p text:style-name="P149"><text:tab/>Spring 2020</text:p>
      <text:p text:style-name="P153">Course<text:tab/>"English Grammar" – describing varieties of English in typological perspective (BA level)</text:p>
      <text:p text:style-name="P148"><text:span text:style-name="T135"><text:tab/></text:span>Department of English and American Studies, Fr<text:span text:style-name="T139">i</text:span>edrich-Schiller University</text:p>
      <text:p text:style-name="P149"><text:tab/>(Spring 2020)</text:p>
      <text:p text:style-name="P87"><text:soft-page-break/>Course<text:tab/><text:span text:style-name="T9">Current Trends in Linguistics — Language Contact: Endangerment, Revitalization, and New Speakers</text:span> (BA and MA level)</text:p>
      <text:p text:style-name="P125"><text:tab/>Department of Linguistics and Philology, Uppsala University</text:p>
      <text:p text:style-name="P125"><text:tab/>Spring 2019</text:p>
      <text:p text:style-name="P89">Lecture<text:tab/><text:span text:style-name="T9">Structural Changes in Three Unrelated Cases: Maroon Creoles, Nahuatl, and Wymysorys</text:span></text:p>
      <text:p text:style-name="P59"><text:tab/>Course: Flerspråkighet och språkkontakt i svenskt och internaionellt perspektiv [Multilingualism and language contact in Swedish and international perspective] (BA level), Hugo Valentin Centre, Uppsala University, 2018, 2019</text:p>
      <text:p text:style-name="P89">Lecture<text:tab/><text:span text:style-name="T9">Language Revitalization: The case of Wymysorys</text:span></text:p>
      <text:p text:style-name="P59"><text:tab/>Course: Flerspråkighet och språkkontakt i svenskt och internaionellt perspektiv [Multilingualism and language contact in Swedish and international perspective] (BA level), Hugo Valentin Centre, Uppsala University, 2018, 2019</text:p>
      <text:p text:style-name="P88">Course<text:tab/><text:span text:style-name="T9">Current Trends in Linguistics — Language Contact: Endangerment, Revitalization, and New Speakers</text:span> (BA and MA level)</text:p>
      <text:p text:style-name="P127"><text:tab/>Department of Linguistics and Philology, Uppsala University</text:p>
      <text:p text:style-name="P127"><text:tab/>Spring 201<text:span text:style-name="T140">8</text:span></text:p>
      <text:p text:style-name="P89">Lecture<text:tab/><text:span text:style-name="T9">What is Sociolinguistics?</text:span></text:p>
      <text:p text:style-name="P59"><text:tab/>Course: Postgraduate Seminar (postgraduate seminar), Institute of Slavic Studies, Polish Academy of Science Warsaw, 2018</text:p>
      <text:p text:style-name="P89">Lecture<text:tab/><text:span text:style-name="T9">Fieldwork in Sociolinguistics</text:span></text:p>
      <text:p text:style-name="P59"><text:tab/>Course: Språket, individen och samhället [Language, individual and society] (BA level), Department of Linguistics and Philology, <text:span text:style-name="T65">Uppsala University, 2018</text:span></text:p>
      <text:p text:style-name="P89">Lecture<text:tab/><text:span text:style-name="T9">A Survey of the Coppename Kwinti; code-mixing, language variation, and/or language shift</text:span></text:p>
      <text:p text:style-name="P59"><text:tab/>Course: Toward a World of Cultural Abundance: Reaching Globally to Revitalize Endangered Languages (BA level), Wydział „Artes Liberales”, University of Warsaw, Spring 2016</text:p>
      <text:p text:style-name="P135">Course<text:tab/><text:span text:style-name="T9">Contact Linguistics</text:span> (postgraduate level)</text:p>
      <text:p text:style-name="P129"><text:tab/>Wydział „Artes Liberales”, University of Warsaw</text:p>
      <text:p text:style-name="P129"><text:tab/>S<text:span text:style-name="T141">ummer</text:span> 2015</text:p>
      <text:p text:style-name="P136">Course<text:tab/><text:span text:style-name="T9">Language, Culture, Society</text:span> (BA level)</text:p>
      <text:p text:style-name="P125"><text:tab/>Department of Aesthetics and Communication, Aarhus University</text:p>
      <text:p text:style-name="P125"><text:tab/>Spring 2015</text:p>
      <text:p text:style-name="P136">Course<text:tab/><text:span text:style-name="T9">Contact Linguistics</text:span> (MA level research workshop)</text:p>
      <text:p text:style-name="P125"><text:tab/>Department of Aesthetics and Communication, Aarhus University</text:p>
      <text:p text:style-name="P125"><text:tab/>Spring 2015</text:p>
      <text:p text:style-name="P136">Lecture<text:tab/><text:span text:style-name="T9">Anthropological Linguistics: Perspectives on Kinship Systems</text:span></text:p>
      <text:p text:style-name="P74"><text:tab/>Course: taal en cultuur [language and culture] (BA level), Department of Linguistics, Radboud University Nijmegen, 2012</text:p>
      <text:p text:style-name="P164"/>
      <text:p text:style-name="P136"><text:soft-page-break/>Lecture<text:tab/><text:span text:style-name="T9">Language Maintenance and Death: the Case of Kwinti</text:span></text:p>
      <text:p text:style-name="P60"><text:tab/>Course: taal en cultuur [language and culture] (BA level), Department of Linguistics, Radboud University Nijmegen, 2011</text:p>
      <text:p text:style-name="P111">Lecture<text:tab/>Fieldwork in Suriname: Practicalities, Challenges, and Language Contact</text:p>
      <text:p text:style-name="P60"><text:tab/>Course: <text:span text:style-name="T64">Introduction to Linguistics</text:span> (BA level), Department of Linguistics, Radboud University Nijmegen, 201<text:span text:style-name="T64">1</text:span></text:p>
      <text:p text:style-name="P123"><text:span text:style-name="T142">Research </text:span>Grants</text:p>
      <text:p text:style-name="P79">Recipient<text:tab/><text:span text:style-name="T9">New Speakers of Minority Languages: proficiency, variation, and change</text:span></text:p>
      <text:p text:style-name="P64"><text:span text:style-name="T9"><text:tab/></text:span>Research grant from Polish National Science <text:span text:style-name="T155">Centre</text:span><text:span text:style-name="T9">, </text:span>"POLS" funding instrument. Dec. nr. DEC-2020/37/K/HS2/02779, 2020 in the amount of €191,077 | PLN839,040.</text:p>
      <text:p text:style-name="P90">Recipient<text:tab/>Short research exchange for the purpose of collaborative research relating to endangered, minority language activism in Europe</text:p>
      <text:p text:style-name="P66"><text:tab/>Vitterhetsakademien (nomination)—Polish Academy of Science, Institute of Slavic Studies (destination), 2018 (ca. SEK15000)</text:p>
      <text:p text:style-name="P90">Contributing author<text:tab/><text:span text:style-name="T9">Language as a cure</text:span></text:p>
      <text:p text:style-name="P90"><text:span text:style-name="T9"><text:tab/></text:span>Funded by Polish Science Foundation, TEAM competition 2016. Administered by Wydział „Artes Liberales” University of Warsaw (PLN 3,499,295)</text:p>
      <text:p text:style-name="P90">Contributing author<text:tab/><text:span text:style-name="T9">Collaborative Research, Community Engagement, and Innovative Educational Tools</text:span></text:p>
      <text:p text:style-name="P67"><text:tab/>Funded by EU Horizon 2020, RISE call 2017, <text:s/>Administered by Wydział „Artes Liberales” University of Warsaw <text:span text:style-name="T66">(€1,579,500)</text:span></text:p>
      <text:p text:style-name="P91">Recipient<text:tab/>Documenting Kumanti: an endangered ritual language spoken among Surinamese Maroons</text:p>
      <text:p text:style-name="P61"><text:tab/>Fund for Endangered Languages, 2010 (USD 750)</text:p>
      <text:p text:style-name="P61"/>
      <text:p text:style-name="P72"><text:span text:style-name="T105">Research-related</text:span><text:span text:style-name="T104"> technology (pre)</text:span><text:span text:style-name="T103">r</text:span><text:span text:style-name="T104">eleases</text:span></text:p>
      <text:p text:style-name="P83">NWymC — Corpus of New Wymysorys</text:p>
      <text:p text:style-name="P84"><text:span text:style-name="T83"><text:tab/>This is a corpus infrastructure for storage and management of Wymysorys textual data. It has basic search and dump functionalities for </text:span><text:span text:style-name="T89">use in language pedagogy</text:span><text:span text:style-name="T83"> and research as well as an annotation interface for community engagement with texts. Currently </text:span><text:span text:style-name="T84">at initial stages of deployment at</text:span><text:span text:style-name="T83"> ispan.waw.pl/nespomila/</text:span><text:span text:style-name="T84">wymysorys-korpus/</text:span><text:span text:style-name="T83"> – </text:span><text:span text:style-name="T90">Production bugs are being addressed and it is</text:span><text:span text:style-name="T83"> envisioned </text:span><text:span text:style-name="T84">that the corpus will be populated with an initial round of texts in</text:span><text:span text:style-name="T83"> site in </text:span><text:span text:style-name="T84">early November</text:span><text:span text:style-name="T83"> 2022.</text:span></text:p>
      <text:p text:style-name="P82">MoReDaT <text:span text:style-name="T154">— </text:span>Modular Remote Data Collection Toolkit</text:p>
      <text:p text:style-name="P71"><text:tab/>A set of Django templates for unsupervised, remote spoken-language data collection. https://github.com/BobBorges/moredat</text:p>
      <text:p text:style-name="P121"><text:span text:style-name="T79"/></text:p>
      <text:p text:style-name="P121"><text:soft-page-break/><text:span text:style-name="T79">O</text:span><text:span text:style-name="T76">pen Ancestry Web</text:span></text:p>
      <text:p text:style-name="P92"><text:tab/>A Django template for private genealogy collaboration. Open source release <text:span text:style-name="T169">sometime </text:span>in 2022/<text:span text:style-name="T171">2023</text:span>.</text:p>
      <text:p text:style-name="P120">RASPARQ</text:p>
      <text:p text:style-name="P110"><text:span text:style-name="T80"><text:tab/>A</text:span><text:span text:style-name="T76"> Python script for scraping whole </text:span><text:span text:style-name="T80">collections of genealogy-related archives</text:span><text:span text:style-name="T76"> </text:span><text:span text:style-name="T80">from</text:span><text:span text:style-name="T76"> tombo.pt </text:span><text:span text:style-name="T80">and related Portuguese municipal archival collections on the web. https://github.com/BobBorges/rasparq</text:span></text:p>
      <text:p text:style-name="P119">E_Karttunen</text:p>
      <text:p text:style-name="P93"><text:tab/><text:bookmark-start text:name="__DdeLink__1138_1196513484"/>This is a GUI application for F. Karttunen's 1992 <text:span text:style-name="T9">Analytical Dictionary of Nahuatl</text:span><text:bookmark-end text:name="__DdeLink__1138_1196513484"/></text:p>
      <text:p text:style-name="P70"><text:tab/><text:bookmark-start text:name="__DdeLink__1136_1196513484"/>https://github.com/BobBorges/E_Karttunen<text:bookmark-end text:name="__DdeLink__1136_1196513484"/></text:p>
      <text:p text:style-name="P116">ELAN-Floyd merge</text:p>
      <text:p text:style-name="P94"><text:tab/><text:bookmark-start text:name="__DdeLink__1143_1196513484"/>This is a Python program to perform end-to-end merge two or more Elan projects with identical tier structure.<text:bookmark-end text:name="__DdeLink__1143_1196513484"/></text:p>
      <text:p text:style-name="P65"><text:tab/><text:bookmark-start text:name="__DdeLink__1140_1196513484"/>https://github.com/BobBorges/ELAN_floyd-merge<text:bookmark-end text:name="__DdeLink__1140_1196513484"/></text:p>
      <text:p text:style-name="P118">Europarl Speech Recognition pipe</text:p>
      <text:p text:style-name="P93"><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33"> with time-aligned utterance chunks</text:span>, <text:span text:style-name="T133">SR </text:span>confidence score<text:span text:style-name="T133"> per chunk</text:span>, and 'is translation' bool<text:span text:style-name="T133"> per chunk</text:span>.<text:bookmark-end text:name="__DdeLink__1145_1196513484"/></text:p>
      <text:p text:style-name="P70"><text:tab/>https://github.com/BobBorges/Europarl_sr-pipe (private repo, <text:span text:style-name="T169">but the corpus as a resource will be made available following a short description to be published in 2022 or early 2023</text:span>)</text:p>
      <text:p text:style-name="P116">Nahuatl NLP</text:p>
      <text:p text:style-name="P94"><text:tab/><text:span text:style-name="T132">Beta version. </text:span><text:bookmark-start text:name="__DdeLink__1155_1196513484"/>Python module for analysis <text:span text:style-name="T132">of Nahuatl textual data. Tokenize, parse morphology, gloss, POS-tag.</text:span><text:bookmark-end text:name="__DdeLink__1155_1196513484"/></text:p>
      <text:p text:style-name="P70"><text:tab/>https://github.com/BobBorges/Nahuatl_NLP (private repo)</text:p>
      <text:p text:style-name="P117">Speech Recognition pipe</text:p>
      <text:p text:style-name="P95"><text:tab/><text:bookmark-start text:name="__DdeLink__1158_1196513484"/>This is a set of programs (Bash and Python) that will (a) chunk by utterance, and (b) speech recognize chunks of a media file given a specified language. The output is populated into a time aligned (by chunk) Elan (.eaf) file.<text:bookmark-end text:name="__DdeLink__1158_1196513484"/></text:p>
      <text:p text:style-name="P69"><text:tab/>https://github.com/BobBorges/SR_pipe (private repo)</text:p>
      <text:p text:style-name="P116">Short wav to Elan</text:p>
      <text:p text:style-name="P94"><text:tab/><text:bookmark-start text:name="__DdeLink__1162_1196513484"/>This is a set of bash scripts for efficiently managing audio data that need to be available to Elan in customary nested folder structure, and <text:soft-page-break/>for other purposes that require non-nested structures. Nest, de-nest files; automated creation of .eaf documents; extract annotations to txt, populate annotations from txt.<text:bookmark-end text:name="__DdeLink__1162_1196513484"/></text:p>
      <text:p text:style-name="P73"><text:span text:style-name="T81"><text:tab/></text:span><text:bookmark-start text:name="__DdeLink__1160_1196513484"/><text:span text:style-name="T81">https://github.com/BobBorges/Short-wav_to_elan</text:span><text:bookmark-end text:name="__DdeLink__1160_1196513484"/></text:p>
      <text:p text:style-name="P115">Wymysorys Pro Keyboard layout for Linux</text:p>
      <text:p text:style-name="P96"><text:tab/><text:bookmark-start text:name="__DdeLink__1174_1196513484"/>This is a Linux-friendly keyboard layout for writing in the Wymysorys <text:span text:style-name="T131">language</text:span><text:bookmark-end text:name="__DdeLink__1174_1196513484"/></text:p>
      <text:p text:style-name="P65"><text:tab/><text:bookmark-start text:name="__DdeLink__1172_1196513484"/>https://github.com/BobBorges/Wymysorys_pro_KB<text:bookmark-end text:name="__DdeLink__1172_1196513484"/></text:p>
      <text:p text:style-name="P115">Wymysorys Pro Keyboard layout for MacOS</text:p>
      <text:p text:style-name="P96"><text:tab/>This is a MacOS-friendly keyboard layout for writing in the Wymysorys language</text:p>
      <text:p text:style-name="P68"><text:tab/>https://github.com/BobBorges/Wymysorys_Pro_KB-macOS</text:p>
      <text:p text:style-name="P61"/>
      <text:p text:style-name="P122">Ancillary Activities</text:p>
      <text:p text:style-name="P80">Thesis re-review<text:tab/>Evaluation of a PhD dissertation that required major revisions in after the first submission. 2021.</text:p>
      <text:p text:style-name="P105">Peer Review<text:tab/>Review of submission <text:span text:style-name="T153">to </text:span><text:span text:style-name="T20">Language Documentation and Conservation</text:span><text:span text:style-name="T153">. 2021</text:span></text:p>
      <text:p text:style-name="P106">Thesis committee<text:tab/>Participation in the thesis committee for two submitted doctoral dissertations in linguistics from the University of Management and Technology, Lahore, Pakistan. Submissions received early 2020</text:p>
      <text:p text:style-name="P107">Event organization<text:tab/><text:bookmark-start text:name="__DdeLink__1094_1196513484"/><text:span text:style-name="T127">Uppsala Language Documentation Group Workshop on language documentation: multilingual settings and technological advances</text:span><text:bookmark-end text:name="__DdeLink__1094_1196513484"/><text:span text:style-name="T127">, 2019</text:span></text:p>
      <text:p text:style-name="P97">Peer review<text:tab/>J<text:span text:style-name="T9">ournal of Communication and Cross Cultural Trends</text:span>, article submission, 2019</text:p>
      <text:p text:style-name="P98">Event organization<text:tab/><text:span text:style-name="T9">Combating Language Endangerment and Death</text:span>, <text:span text:style-name="T69">Hugo Valentin Open Lecture Series. Hugo Valentin Centre, Uppsala University. 2018</text:span></text:p>
      <text:p text:style-name="P97">Peer review<text:tab/>Nederlandse Organizatie voor Wetenschappelijk Onderzoek [Dutch organization for scientific research], project application 2018</text:p>
      <text:p text:style-name="P97">Peer review<text:span text:style-name="T9"><text:tab/>Adeptus</text:span>, article submission, 2018</text:p>
      <text:p text:style-name="P99">Peer review<text:tab/>Edited volume on Surinamese Creole Linguistics (title is a secret, eds. Enoch Aboh, Norval Smith &amp; Tonjes Veenstra), chapter, 2018</text:p>
      <text:p text:style-name="P101">Event organization<text:tab/><text:span text:style-name="T16">Deve</text:span><text:span text:style-name="T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99">Peer review<text:tab/><text:span text:style-name="T9">Poznań Studies in Contemporary Linguistics</text:span>, chapter submission, 2017</text:p>
      <text:p text:style-name="P102">Event organization<text:tab/><text:span text:style-name="T15">Applicability of results of research on language and culture, and the models of practical applications: understanding societal and cultural challenges</text:span><text:span text:style-name="T69">, workshop within the framework of the Engaged </text:span><text:soft-page-break/><text:span text:style-name="T69">Humanities in Europe project, Wydział „Artes Liberales”, University of Warsaw, 201</text:span>6</text:p>
      <text:p text:style-name="P102">Event organization<text:tab/><text:span text:style-name="T9">Fieldschool for the documentation of endangered languages and cultures in Wilamowice</text:span> (co-organizer), fieldschool <text:span text:style-name="T69">within the framework of the Engaged Humanities in Europe project, 201</text:span>6</text:p>
      <text:p text:style-name="P102">Event organization<text:tab/><text:span text:style-name="T9">A fresh look at contact-induced changes in language structure: the role of large scale corpora in contact linguistics</text:span>, <text:span text:style-name="T70">thematic session at the Poznań Linguistics Meeting, Adam Mickiewicz U. Poznań, 2016</text:span></text:p>
      <text:p text:style-name="P103">Event organization<text:tab/><text:span text:style-name="T9">Practical applications, understanding societal and cultural challenges </text:span><text:span text:style-name="T74">and Teaching minority languages, methodology and curriculum development, </text:span><text:span text:style-name="T72">workshop within the framework of the Engaged Humanities in Europe project, Wydział „Artes Liberales”, University of Warsaw, 201</text:span><text:span text:style-name="T73">6</text:span></text:p>
      <text:p text:style-name="P108">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109">Peer review<text:tab/><text:span text:style-name="T9">Creolistics XI</text:span> (University of Giessen), 15 abstracts, 2016</text:p>
      <text:p text:style-name="P100"><text:span text:style-name="T71">Peer review<text:tab/>Prace Komisji Nauk Filologicznych Oddzału Polskiej Akaedmii Nauk we Wrocławiu [Polish </text:span>Academy of Science, Wroclaw Philological Branch], two chapter submissions, 2015</text:p>
      <text:p text:style-name="P98">Editorial work<text:tab/><text:span text:style-name="T9">Surviving the Middle Passage, </text:span>all chapters, 2014</text:p>
      <text:p text:style-name="P104">Event organization<text:span text:style-name="T71"><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98">Editorial work<text:tab/>Brill publishers, two chapter submissions, 2011</text:p>
      <text:p text:style-name="P104">Event organization<text:tab/>Kréyòl: graduate seminar on pidgin and creole linguistics. Groesbeek (the Netherlands), 2010</text:p>
      <text:p text:style-name="P98">Student assistant<text:tab/><text:span text:style-name="T9">Journal of African Languages and Linguistics</text:span>, 2008</text:p>
      <text:p text:style-name="P62"/>
      <text:p text:style-name="P122">Language Skills</text:p>
      <text:p text:style-name="P133">English<text:tab/>Mother Tongue</text:p>
      <text:p text:style-name="P137"><text:span text:style-name="T172">(Kitchen) </text:span>Polish<text:tab/>Home Language</text:p>
      <text:p text:style-name="P137">Dutch<text:tab/>Completed B2 level <text:span text:style-name="T172">in the Netherlands</text:span></text:p>
      <text:p text:style-name="P137">Ndyuka / Sranan<text:tab/>Conversational competence</text:p>
      <text:p text:style-name="P137">Beginner course<text:tab/><text:span text:style-name="T116">Arabic, Nahuatl, </text:span><text:span text:style-name="T148">Ukrainian, </text:span><text:span text:style-name="T169">Wymysorys</text:span></text:p>
      <text:p text:style-name="P112">Reading knowledge<text:span text:style-name="T138"><text:tab/></text:span>Cape Verdean Cr<text:span text:style-name="T68">eole</text:span>, French, Papiamento/<text:span text:style-name="T148">u</text:span>, Portuguese, Spani<text:span text:style-name="T148">sh, </text:span><text:span text:style-name="T169">Swedish</text:span></text:p>
      <text:p text:style-name="P122"/>
      <text:p text:style-name="P124">Technical skills</text:p>
      <text:p text:style-name="P133">Operating systems<text:tab/>Linux, MacOS</text:p>
      <text:p text:style-name="P139"><text:soft-page-break/>Virtualization<text:tab/>Virtual Box</text:p>
      <text:p text:style-name="P137">Office productivity<text:tab/>Acrobat, Latex, LibreOffice, MS Office, iWork</text:p>
      <text:p text:style-name="P138">Database<text:tab/><text:span text:style-name="T118">XML, JSON, </text:span>Filemaker, <text:span text:style-name="T118">MySQL</text:span></text:p>
      <text:p text:style-name="P137">Programming<text:tab/>Python, <text:span text:style-name="T118">Bash, R, </text:span>HTML-CSS-JavaScript</text:p>
      <text:p text:style-name="P113"><text:span text:style-name="T118">Analytical</text:span><text:tab/>ELAN, FleX, Praat, SplitsTree, <text:span text:style-name="T67">QDA Miner, TAMS analyzer, AtlasTI</text:span></text:p>
      <text:p text:style-name="P140">Audio<text:span text:style-name="T138"><text:tab/></text:span>Ardour, Audacity, LogicPro, and analog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margin-top="0in" fo:margin-bottom="0in" loext:contextual-spacing="false" style:line-height-at-least="0.1665in" fo:text-indent="0in"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PM2" style:page-layout-name="Mpm2">
      <style:header>
        <text:p text:style-name="MP1">Curriculum Vitae</text:p>
      </style:header>
      <style:header-left>
        <text:p text:style-name="MP2">Robert Borges</text:p>
      </style:header-left>
      <loext:header-first>
        <text:p text:style-name="MP2"/>
      </loext:header-first>
      <style:footer>
        <text:p text:style-name="MP3"><text:page-number text:select-page="current">13</text:page-number></text:p>
      </style:footer>
      <style:footer-left>
        <text:p text:style-name="MP4"><text:page-number text:select-page="current">14</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2T14:21:33.009010524</meta:creation-date>
    <dc:date>2023-01-04T11:07:42.232601882</dc:date>
    <meta:editing-duration>PT8H45M30S</meta:editing-duration>
    <meta:editing-cycles>56</meta:editing-cycles>
    <meta:generator>LibreOffice/6.4.7.2$Linux_X86_64 LibreOffice_project/40$Build-2</meta:generator>
    <meta:print-date>2019-03-25T15:48:06.297201192</meta:print-date>
    <meta:document-statistic meta:table-count="0" meta:image-count="0" meta:object-count="0" meta:page-count="14" meta:paragraph-count="268" meta:word-count="4243" meta:character-count="32120" meta:non-whitespace-character-count="28065"/>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